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58b28" officeooo:paragraph-rsid="00158b28"/>
    </style:style>
    <style:style style:name="P2" style:family="paragraph" style:parent-style-name="Text_20_body">
      <style:text-properties officeooo:rsid="00158b28" officeooo:paragraph-rsid="00158b28"/>
    </style:style>
    <style:style style:name="P3" style:family="paragraph" style:parent-style-name="Standard">
      <style:text-properties officeooo:rsid="0017bdeb" officeooo:paragraph-rsid="0017bdeb"/>
    </style:style>
    <style:style style:name="P4" style:family="paragraph" style:parent-style-name="Text_20_body">
      <style:text-properties officeooo:rsid="0017bdeb" officeooo:paragraph-rsid="0017bdeb"/>
    </style:style>
    <style:style style:name="P5" style:family="paragraph" style:parent-style-name="Preformatted_20_Text">
      <style:text-properties officeooo:paragraph-rsid="0017bdeb"/>
    </style:style>
    <style:style style:name="P6" style:family="paragraph" style:parent-style-name="Standard">
      <style:text-properties officeooo:paragraph-rsid="0017bdeb"/>
    </style:style>
    <style:style style:name="P7" style:family="paragraph" style:parent-style-name="Preformatted_20_Text">
      <style:paragraph-properties fo:margin-top="0in" fo:margin-bottom="0.1965in" style:contextual-spacing="false"/>
    </style:style>
    <style:style style:name="P8" style:family="paragraph" style:parent-style-name="Preformatted_20_Text">
      <style:paragraph-properties fo:margin-top="0in" fo:margin-bottom="0.1965in" style:contextual-spacing="false"/>
      <style:text-properties fo:color="#7a7e85" loext:opacity="100%"/>
    </style:style>
    <style:style style:name="P9" style:family="paragraph" style:parent-style-name="Text_20_body">
      <style:text-properties officeooo:paragraph-rsid="00182ff6"/>
    </style:style>
    <style:style style:name="P10" style:family="paragraph" style:parent-style-name="Contents_20_1">
      <style:paragraph-properties>
        <style:tab-stops>
          <style:tab-stop style:position="6.6929in" style:type="right" style:leader-style="dotted" style:leader-text="."/>
        </style:tab-stops>
      </style:paragraph-properties>
    </style:style>
    <style:style style:name="P11" style:family="paragraph" style:parent-style-name="Contents_20_2">
      <style:paragraph-properties>
        <style:tab-stops>
          <style:tab-stop style:position="6.6929in" style:type="right" style:leader-style="dotted" style:leader-text="."/>
        </style:tab-stops>
      </style:paragraph-properties>
    </style:style>
    <style:style style:name="P12" style:family="paragraph" style:parent-style-name="Contents_20_3">
      <style:paragraph-properties>
        <style:tab-stops>
          <style:tab-stop style:position="6.6929in" style:type="right" style:leader-style="dotted" style:leader-text="."/>
        </style:tab-stops>
      </style:paragraph-properties>
    </style:style>
    <style:style style:name="P13" style:family="paragraph" style:parent-style-name="Contents_20_4">
      <style:paragraph-properties>
        <style:tab-stops>
          <style:tab-stop style:position="6.6929in" style:type="right" style:leader-style="dotted" style:leader-text="."/>
        </style:tab-stops>
      </style:paragraph-properties>
    </style:style>
    <style:style style:name="P14" style:family="paragraph" style:parent-style-name="Text_20_body">
      <style:paragraph-properties fo:break-before="page"/>
      <style:text-properties officeooo:paragraph-rsid="0018dad6"/>
    </style:style>
    <style:style style:name="P15" style:family="paragraph" style:parent-style-name="Text_20_body">
      <style:text-properties officeooo:paragraph-rsid="0018dad6"/>
    </style:style>
    <style:style style:name="P16" style:family="paragraph" style:parent-style-name="Text_20_body">
      <style:text-properties officeooo:rsid="0018dad6" officeooo:paragraph-rsid="0018dad6"/>
    </style:style>
    <style:style style:name="P17" style:family="paragraph" style:parent-style-name="Heading_20_1">
      <style:paragraph-properties fo:text-align="start" style:justify-single-word="false" fo:break-before="page"/>
      <style:text-properties officeooo:rsid="00158b28" officeooo:paragraph-rsid="00158b28"/>
    </style:style>
    <style:style style:name="P18" style:family="paragraph" style:parent-style-name="Heading_20_1">
      <style:paragraph-properties fo:break-before="page"/>
      <style:text-properties officeooo:rsid="00158b28" officeooo:paragraph-rsid="00158b28"/>
    </style:style>
    <style:style style:name="P19" style:family="paragraph" style:parent-style-name="Heading_20_1">
      <style:paragraph-properties fo:break-before="page"/>
    </style:style>
    <style:style style:name="P20" style:family="paragraph" style:parent-style-name="Heading_20_1">
      <style:paragraph-properties fo:text-align="start" style:justify-single-word="false" fo:break-before="page"/>
      <style:text-properties officeooo:rsid="0017bdeb" officeooo:paragraph-rsid="0017bdeb"/>
    </style:style>
    <style:style style:name="P21" style:family="paragraph" style:parent-style-name="Heading_20_1">
      <style:paragraph-properties fo:break-before="page"/>
      <style:text-properties officeooo:rsid="001a2656" officeooo:paragraph-rsid="001a2656"/>
    </style:style>
    <style:style style:name="P22" style:family="paragraph" style:parent-style-name="Heading_20_2">
      <style:text-properties officeooo:rsid="00158b28" officeooo:paragraph-rsid="00158b28"/>
    </style:style>
    <style:style style:name="P23" style:family="paragraph" style:parent-style-name="Heading_20_4" style:list-style-name="L40"/>
    <style:style style:name="P24" style:family="paragraph" style:parent-style-name="Standard" style:list-style-name="L21">
      <style:text-properties officeooo:rsid="0017bdeb" officeooo:paragraph-rsid="0017bdeb"/>
    </style:style>
    <style:style style:name="P25" style:family="paragraph" style:parent-style-name="Text_20_body" style:list-style-name="L1"/>
    <style:style style:name="P26" style:family="paragraph" style:parent-style-name="Text_20_body" style:list-style-name="L1">
      <style:paragraph-properties fo:margin-top="0in" fo:margin-bottom="0in" style:contextual-spacing="false"/>
    </style:style>
    <style:style style:name="P27" style:family="paragraph" style:parent-style-name="Text_20_body" style:list-style-name="L2"/>
    <style:style style:name="P28" style:family="paragraph" style:parent-style-name="Text_20_body" style:list-style-name="L2">
      <style:paragraph-properties fo:margin-top="0in" fo:margin-bottom="0in" style:contextual-spacing="false"/>
    </style:style>
    <style:style style:name="P29" style:family="paragraph" style:parent-style-name="Text_20_body" style:list-style-name="L3"/>
    <style:style style:name="P30" style:family="paragraph" style:parent-style-name="Text_20_body" style:list-style-name="L3">
      <style:paragraph-properties fo:margin-top="0in" fo:margin-bottom="0in" style:contextual-spacing="false"/>
    </style:style>
    <style:style style:name="P31" style:family="paragraph" style:parent-style-name="Text_20_body" style:list-style-name="L4"/>
    <style:style style:name="P32" style:family="paragraph" style:parent-style-name="Text_20_body" style:list-style-name="L4">
      <style:paragraph-properties fo:margin-top="0in" fo:margin-bottom="0in" style:contextual-spacing="false"/>
    </style:style>
    <style:style style:name="P33" style:family="paragraph" style:parent-style-name="Text_20_body" style:list-style-name="L4">
      <style:paragraph-properties fo:margin-top="0in" fo:margin-bottom="0in" style:contextual-spacing="false"/>
      <style:text-properties officeooo:paragraph-rsid="0018dad6"/>
    </style:style>
    <style:style style:name="P34" style:family="paragraph" style:parent-style-name="Text_20_body" style:list-style-name="L5"/>
    <style:style style:name="P35" style:family="paragraph" style:parent-style-name="Text_20_body" style:list-style-name="L6"/>
    <style:style style:name="P36" style:family="paragraph" style:parent-style-name="Text_20_body" style:list-style-name="L7"/>
    <style:style style:name="P37" style:family="paragraph" style:parent-style-name="Text_20_body" style:list-style-name="L7">
      <style:paragraph-properties fo:margin-top="0in" fo:margin-bottom="0in" style:contextual-spacing="false"/>
    </style:style>
    <style:style style:name="P38" style:family="paragraph" style:parent-style-name="Text_20_body" style:list-style-name="L8"/>
    <style:style style:name="P39" style:family="paragraph" style:parent-style-name="Text_20_body" style:list-style-name="L8">
      <style:paragraph-properties fo:margin-top="0in" fo:margin-bottom="0in" style:contextual-spacing="false"/>
    </style:style>
    <style:style style:name="P40" style:family="paragraph" style:parent-style-name="Text_20_body" style:list-style-name="L9"/>
    <style:style style:name="P41" style:family="paragraph" style:parent-style-name="Text_20_body" style:list-style-name="L10"/>
    <style:style style:name="P42" style:family="paragraph" style:parent-style-name="Text_20_body" style:list-style-name="L10">
      <style:paragraph-properties fo:margin-top="0in" fo:margin-bottom="0in" style:contextual-spacing="false"/>
    </style:style>
    <style:style style:name="P43" style:family="paragraph" style:parent-style-name="Text_20_body" style:list-style-name="L11"/>
    <style:style style:name="P44" style:family="paragraph" style:parent-style-name="Text_20_body" style:list-style-name="L12"/>
    <style:style style:name="P45" style:family="paragraph" style:parent-style-name="Text_20_body" style:list-style-name="L12">
      <style:paragraph-properties fo:margin-top="0in" fo:margin-bottom="0in" style:contextual-spacing="false"/>
    </style:style>
    <style:style style:name="P46" style:family="paragraph" style:parent-style-name="Text_20_body" style:list-style-name="L13"/>
    <style:style style:name="P47" style:family="paragraph" style:parent-style-name="Text_20_body" style:list-style-name="L13">
      <style:paragraph-properties fo:margin-top="0in" fo:margin-bottom="0in" style:contextual-spacing="false"/>
    </style:style>
    <style:style style:name="P48" style:family="paragraph" style:parent-style-name="Text_20_body" style:list-style-name="L14"/>
    <style:style style:name="P49" style:family="paragraph" style:parent-style-name="Text_20_body" style:list-style-name="L14">
      <style:paragraph-properties fo:margin-top="0in" fo:margin-bottom="0in" style:contextual-spacing="false"/>
    </style:style>
    <style:style style:name="P50" style:family="paragraph" style:parent-style-name="Text_20_body" style:list-style-name="L15"/>
    <style:style style:name="P51" style:family="paragraph" style:parent-style-name="Text_20_body" style:list-style-name="L15">
      <style:paragraph-properties fo:margin-top="0in" fo:margin-bottom="0in" style:contextual-spacing="false"/>
    </style:style>
    <style:style style:name="P52" style:family="paragraph" style:parent-style-name="Text_20_body" style:list-style-name="L16"/>
    <style:style style:name="P53" style:family="paragraph" style:parent-style-name="Text_20_body" style:list-style-name="L16">
      <style:paragraph-properties fo:margin-top="0in" fo:margin-bottom="0in" style:contextual-spacing="false"/>
    </style:style>
    <style:style style:name="P54" style:family="paragraph" style:parent-style-name="Text_20_body" style:list-style-name="L17"/>
    <style:style style:name="P55" style:family="paragraph" style:parent-style-name="Text_20_body" style:list-style-name="L18"/>
    <style:style style:name="P56" style:family="paragraph" style:parent-style-name="Text_20_body" style:list-style-name="L18">
      <style:paragraph-properties fo:margin-top="0in" fo:margin-bottom="0in" style:contextual-spacing="false"/>
    </style:style>
    <style:style style:name="P57" style:family="paragraph" style:parent-style-name="Text_20_body" style:list-style-name="L19"/>
    <style:style style:name="P58" style:family="paragraph" style:parent-style-name="Text_20_body" style:list-style-name="L19">
      <style:paragraph-properties fo:margin-top="0in" fo:margin-bottom="0in" style:contextual-spacing="false"/>
    </style:style>
    <style:style style:name="P59" style:family="paragraph" style:parent-style-name="Text_20_body" style:list-style-name="L20"/>
    <style:style style:name="P60" style:family="paragraph" style:parent-style-name="Text_20_body" style:list-style-name="L20">
      <style:paragraph-properties fo:margin-top="0in" fo:margin-bottom="0in" style:contextual-spacing="false"/>
    </style:style>
    <style:style style:name="P61" style:family="paragraph" style:parent-style-name="Text_20_body" style:list-style-name="L22"/>
    <style:style style:name="P62" style:family="paragraph" style:parent-style-name="Text_20_body" style:list-style-name="L22">
      <style:paragraph-properties fo:margin-top="0in" fo:margin-bottom="0in" style:contextual-spacing="false"/>
    </style:style>
    <style:style style:name="P63" style:family="paragraph" style:parent-style-name="Text_20_body" style:list-style-name="L23"/>
    <style:style style:name="P64" style:family="paragraph" style:parent-style-name="Text_20_body" style:list-style-name="L23">
      <style:paragraph-properties fo:margin-top="0in" fo:margin-bottom="0in" style:contextual-spacing="false"/>
    </style:style>
    <style:style style:name="P65" style:family="paragraph" style:parent-style-name="Text_20_body" style:list-style-name="L24"/>
    <style:style style:name="P66" style:family="paragraph" style:parent-style-name="Text_20_body" style:list-style-name="L25"/>
    <style:style style:name="P67" style:family="paragraph" style:parent-style-name="Text_20_body" style:list-style-name="L25">
      <style:paragraph-properties fo:margin-top="0in" fo:margin-bottom="0in" style:contextual-spacing="false"/>
    </style:style>
    <style:style style:name="P68" style:family="paragraph" style:parent-style-name="Text_20_body" style:list-style-name="L26"/>
    <style:style style:name="P69" style:family="paragraph" style:parent-style-name="Text_20_body" style:list-style-name="L27"/>
    <style:style style:name="P70" style:family="paragraph" style:parent-style-name="Text_20_body" style:list-style-name="L27">
      <style:paragraph-properties fo:margin-top="0in" fo:margin-bottom="0in" style:contextual-spacing="false"/>
    </style:style>
    <style:style style:name="P71" style:family="paragraph" style:parent-style-name="Text_20_body" style:list-style-name="L28"/>
    <style:style style:name="P72" style:family="paragraph" style:parent-style-name="Text_20_body" style:list-style-name="L28">
      <style:paragraph-properties fo:margin-top="0in" fo:margin-bottom="0in" style:contextual-spacing="false"/>
    </style:style>
    <style:style style:name="P73" style:family="paragraph" style:parent-style-name="Text_20_body" style:list-style-name="L29"/>
    <style:style style:name="P74" style:family="paragraph" style:parent-style-name="Text_20_body" style:list-style-name="L29">
      <style:paragraph-properties fo:margin-top="0in" fo:margin-bottom="0in" style:contextual-spacing="false"/>
    </style:style>
    <style:style style:name="P75" style:family="paragraph" style:parent-style-name="Text_20_body" style:list-style-name="L30"/>
    <style:style style:name="P76" style:family="paragraph" style:parent-style-name="Text_20_body" style:list-style-name="L30">
      <style:paragraph-properties fo:margin-top="0in" fo:margin-bottom="0in" style:contextual-spacing="false"/>
    </style:style>
    <style:style style:name="P77" style:family="paragraph" style:parent-style-name="Text_20_body" style:list-style-name="L31"/>
    <style:style style:name="P78" style:family="paragraph" style:parent-style-name="Text_20_body" style:list-style-name="L32"/>
    <style:style style:name="P79" style:family="paragraph" style:parent-style-name="Text_20_body" style:list-style-name="L33"/>
    <style:style style:name="P80" style:family="paragraph" style:parent-style-name="Text_20_body" style:list-style-name="L33">
      <style:paragraph-properties fo:margin-top="0in" fo:margin-bottom="0in" style:contextual-spacing="false"/>
    </style:style>
    <style:style style:name="P81" style:family="paragraph" style:parent-style-name="Text_20_body" style:list-style-name="L34"/>
    <style:style style:name="P82" style:family="paragraph" style:parent-style-name="Text_20_body" style:list-style-name="L34">
      <style:paragraph-properties fo:margin-top="0in" fo:margin-bottom="0in" style:contextual-spacing="false"/>
    </style:style>
    <style:style style:name="P83" style:family="paragraph" style:parent-style-name="Text_20_body" style:list-style-name="L35"/>
    <style:style style:name="P84" style:family="paragraph" style:parent-style-name="Text_20_body" style:list-style-name="L35">
      <style:paragraph-properties fo:margin-top="0in" fo:margin-bottom="0in" style:contextual-spacing="false"/>
    </style:style>
    <style:style style:name="P85" style:family="paragraph" style:parent-style-name="Text_20_body" style:list-style-name="L36"/>
    <style:style style:name="P86" style:family="paragraph" style:parent-style-name="Text_20_body" style:list-style-name="L36">
      <style:paragraph-properties fo:margin-top="0in" fo:margin-bottom="0in" style:contextual-spacing="false"/>
    </style:style>
    <style:style style:name="P87" style:family="paragraph" style:parent-style-name="Text_20_body" style:list-style-name="L37"/>
    <style:style style:name="P88" style:family="paragraph" style:parent-style-name="Text_20_body" style:list-style-name="L37">
      <style:paragraph-properties fo:margin-top="0in" fo:margin-bottom="0in" style:contextual-spacing="false"/>
    </style:style>
    <style:style style:name="P89" style:family="paragraph" style:parent-style-name="Text_20_body" style:list-style-name="L38"/>
    <style:style style:name="P90" style:family="paragraph" style:parent-style-name="Text_20_body" style:list-style-name="L38">
      <style:paragraph-properties fo:margin-top="0in" fo:margin-bottom="0in" style:contextual-spacing="false"/>
    </style:style>
    <style:style style:name="P91" style:family="paragraph" style:parent-style-name="Text_20_body" style:list-style-name="L39"/>
    <style:style style:name="P92" style:family="paragraph" style:parent-style-name="Text_20_body" style:list-style-name="L39">
      <style:paragraph-properties fo:margin-top="0in" fo:margin-bottom="0in" style:contextual-spacing="false"/>
    </style:style>
    <style:style style:name="P93" style:family="paragraph" style:parent-style-name="Text_20_body" style:list-style-name="L40"/>
    <style:style style:name="P94" style:family="paragraph" style:parent-style-name="Text_20_body" style:list-style-name="L40">
      <style:paragraph-properties fo:margin-top="0in" fo:margin-bottom="0in" style:contextual-spacing="false"/>
    </style:style>
    <style:style style:name="P95" style:family="paragraph" style:parent-style-name="Text_20_body" style:list-style-name="L41"/>
    <style:style style:name="P96" style:family="paragraph" style:parent-style-name="Text_20_body" style:list-style-name="L41">
      <style:paragraph-properties fo:margin-top="0in" fo:margin-bottom="0in" style:contextual-spacing="false"/>
    </style:style>
    <style:style style:name="P97" style:family="paragraph" style:parent-style-name="Text_20_body" style:list-style-name="L42"/>
    <style:style style:name="P98" style:family="paragraph" style:parent-style-name="Text_20_body" style:list-style-name="L42">
      <style:paragraph-properties fo:margin-top="0in" fo:margin-bottom="0in" style:contextual-spacing="false"/>
    </style:style>
    <style:style style:name="P99" style:family="paragraph" style:parent-style-name="Text_20_body">
      <style:text-properties officeooo:rsid="00158b28" officeooo:paragraph-rsid="00158b28"/>
    </style:style>
    <style:style style:name="P100" style:family="paragraph" style:parent-style-name="Text_20_body">
      <style:text-properties officeooo:paragraph-rsid="001a2656"/>
    </style:style>
    <style:style style:name="T1" style:family="text">
      <style:text-properties officeooo:rsid="0017bdeb"/>
    </style:style>
    <style:style style:name="T2" style:family="text">
      <style:text-properties fo:color="#bcbec4" loext:opacity="100%" fo:font-size="10.5pt" fo:font-style="normal" fo:font-weight="normal" style:font-size-asian="10.5pt" style:font-style-asian="normal" style:font-weight-asian="normal" style:font-size-complex="10.5pt"/>
    </style:style>
    <style:style style:name="T3" style:family="text">
      <style:text-properties fo:color="#c77dbb" loext:opacity="100%" fo:font-size="10.5pt" fo:font-style="normal" fo:font-weight="normal" style:font-size-asian="10.5pt" style:font-style-asian="normal" style:font-weight-asian="normal" style:font-size-complex="10.5pt"/>
    </style:style>
    <style:style style:name="T4" style:family="text">
      <style:text-properties fo:color="#56a8f5" loext:opacity="100%" fo:font-size="10.5pt" fo:font-style="normal" fo:font-weight="normal" style:font-size-asian="10.5pt" style:font-style-asian="normal" style:font-weight-asian="normal" style:font-size-complex="10.5pt"/>
    </style:style>
    <style:style style:name="T5" style:family="text">
      <style:text-properties officeooo:rsid="00182ff6"/>
    </style:style>
    <style:style style:name="T6" style:family="text">
      <style:text-properties fo:color="#b3ae60" loext:opacity="100%"/>
    </style:style>
    <style:style style:name="T7" style:family="text">
      <style:text-properties fo:color="#6aab73" loext:opacity="100%"/>
    </style:style>
    <style:style style:name="T8" style:family="text">
      <style:text-properties fo:color="#cf8e6d" loext:opacity="100%"/>
    </style:style>
    <style:style style:name="T9" style:family="text">
      <style:text-properties fo:color="#2aacb8" loext:opacity="100%"/>
    </style:style>
    <style:style style:name="T10" style:family="text">
      <style:text-properties fo:color="#7a7e85" loext:opacity="100%"/>
    </style:style>
    <style:style style:name="T11" style:family="text">
      <style:text-properties officeooo:rsid="0018dad6"/>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text:start-value="2">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2">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oodall MultiWare Engineering - Virtual Protocol Adapter Developer’s Manual</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text:a xlink:type="simple" xlink:href="#__RefHeading___Toc105_3786590178" text:style-name="Index_20_Link" text:visited-style-name="Index_20_Link">Introduction to the VPA<text:tab/>3</text:a></text:p>
          <text:p text:style-name="P10"><text:a xlink:type="simple" xlink:href="#__RefHeading___Toc107_3786590178" text:style-name="Index_20_Link" text:visited-style-name="Index_20_Link">Background of the VPA<text:tab/>4</text:a></text:p>
          <text:p text:style-name="P11"><text:a xlink:type="simple" xlink:href="#__RefHeading___Toc109_3786590178" text:style-name="Index_20_Link" text:visited-style-name="Index_20_Link">The Advent of Structured Code<text:tab/>4</text:a></text:p>
          <text:p text:style-name="P11"><text:a xlink:type="simple" xlink:href="#__RefHeading___Toc111_3786590178" text:style-name="Index_20_Link" text:visited-style-name="Index_20_Link">Languages supporting the expression of Structured Code<text:tab/>4</text:a></text:p>
          <text:p text:style-name="P11"><text:a xlink:type="simple" xlink:href="#__RefHeading___Toc113_3786590178" text:style-name="Index_20_Link" text:visited-style-name="Index_20_Link">Object Orientation changed my World<text:tab/>4</text:a></text:p>
          <text:p text:style-name="P10"><text:a xlink:type="simple" xlink:href="#__RefHeading___Toc218_2502033012" text:style-name="Index_20_Link" text:visited-style-name="Index_20_Link">Accessing the VPA using a standard Browser<text:tab/>5</text:a></text:p>
          <text:p text:style-name="P10"><text:a xlink:type="simple" xlink:href="#__RefHeading___Toc222_2317330379" text:style-name="Index_20_Link" text:visited-style-name="Index_20_Link">About the index.cgi, used for logging in to the system<text:tab/>6</text:a></text:p>
          <text:p text:style-name="P12"><text:a xlink:type="simple" xlink:href="#__RefHeading___Toc224_2317330379" text:style-name="Index_20_Link" text:visited-style-name="Index_20_Link">Understanding the Code<text:tab/>6</text:a></text:p>
          <text:p text:style-name="P13"><text:a xlink:type="simple" xlink:href="#__RefHeading___Toc226_2317330379" text:style-name="Index_20_Link" text:visited-style-name="Index_20_Link">1. Main Function Overview<text:tab/>6</text:a></text:p>
          <text:p text:style-name="P13"><text:a xlink:type="simple" xlink:href="#__RefHeading___Toc228_2317330379" text:style-name="Index_20_Link" text:visited-style-name="Index_20_Link">2. Initialization with mwfw2<text:tab/>6</text:a></text:p>
          <text:p text:style-name="P13"><text:a xlink:type="simple" xlink:href="#__RefHeading___Toc230_2317330379" text:style-name="Index_20_Link" text:visited-style-name="Index_20_Link">3. Self-Testing with test<text:tab/>6</text:a></text:p>
          <text:p text:style-name="P13"><text:a xlink:type="simple" xlink:href="#__RefHeading___Toc232_2317330379" text:style-name="Index_20_Link" text:visited-style-name="Index_20_Link">4. Logging with gpLog<text:tab/>7</text:a></text:p>
          <text:p text:style-name="P13"><text:a xlink:type="simple" xlink:href="#__RefHeading___Toc234_2317330379" text:style-name="Index_20_Link" text:visited-style-name="Index_20_Link">5. Schema Management<text:tab/>7</text:a></text:p>
          <text:p text:style-name="P12"><text:a xlink:type="simple" xlink:href="#__RefHeading___Toc236_2317330379" text:style-name="Index_20_Link" text:visited-style-name="Index_20_Link">Key Classes and Their Roles<text:tab/>7</text:a></text:p>
          <text:p text:style-name="P12"><text:a xlink:type="simple" xlink:href="#__RefHeading___Toc238_2317330379" text:style-name="Index_20_Link" text:visited-style-name="Index_20_Link">Notable Comments in the Code<text:tab/>8</text:a></text:p>
          <text:p text:style-name="P12"><text:a xlink:type="simple" xlink:href="#__RefHeading___Toc240_2317330379" text:style-name="Index_20_Link" text:visited-style-name="Index_20_Link">Summary of the Program's Workflow<text:tab/>8</text:a></text:p>
          <text:p text:style-name="P10"><text:a xlink:type="simple" xlink:href="#__RefHeading___Toc269_2317330379" text:style-name="Index_20_Link" text:visited-style-name="Index_20_Link">About the login.cgi, used for validation of credentials<text:tab/>10</text:a></text:p>
          <text:p text:style-name="P12"><text:a xlink:type="simple" xlink:href="#__RefHeading___Toc245_2317330379" text:style-name="Index_20_Link" text:visited-style-name="Index_20_Link">Comment Header:<text:tab/>10</text:a></text:p>
          <text:p text:style-name="P12"><text:a xlink:type="simple" xlink:href="#__RefHeading___Toc247_2317330379" text:style-name="Index_20_Link" text:visited-style-name="Index_20_Link">Includes and Global Variables:<text:tab/>10</text:a></text:p>
          <text:p text:style-name="P12"><text:a xlink:type="simple" xlink:href="#__RefHeading___Toc249_2317330379" text:style-name="Index_20_Link" text:visited-style-name="Index_20_Link">Entry Point (main Function):<text:tab/>10</text:a></text:p>
          <text:p text:style-name="P13"><text:a xlink:type="simple" xlink:href="#__RefHeading___Toc251_2317330379" text:style-name="Index_20_Link" text:visited-style-name="Index_20_Link">Initialization:<text:tab/>10</text:a></text:p>
          <text:p text:style-name="P13"><text:a xlink:type="simple" xlink:href="#__RefHeading___Toc253_2317330379" text:style-name="Index_20_Link" text:visited-style-name="Index_20_Link">Processing Form Variables:<text:tab/>11</text:a></text:p>
          <text:p text:style-name="P13"><text:a xlink:type="simple" xlink:href="#__RefHeading___Toc255_2317330379" text:style-name="Index_20_Link" text:visited-style-name="Index_20_Link">Authentication and Permission Handling:<text:tab/>11</text:a></text:p>
          <text:p text:style-name="P13"><text:a xlink:type="simple" xlink:href="#__RefHeading___Toc257_2317330379" text:style-name="Index_20_Link" text:visited-style-name="Index_20_Link">Dashboard/Schema Rendering:<text:tab/>12</text:a></text:p>
          <text:p text:style-name="P13"><text:a xlink:type="simple" xlink:href="#__RefHeading___Toc259_2317330379" text:style-name="Index_20_Link" text:visited-style-name="Index_20_Link">Optionally Render Debug Information:<text:tab/>12</text:a></text:p>
          <text:p text:style-name="P12"><text:a xlink:type="simple" xlink:href="#__RefHeading___Toc261_2317330379" text:style-name="Index_20_Link" text:visited-style-name="Index_20_Link">Return/Exit:<text:tab/>12</text:a></text:p>
          <text:p text:style-name="P12"><text:a xlink:type="simple" xlink:href="#__RefHeading___Toc263_2317330379" text:style-name="Index_20_Link" text:visited-style-name="Index_20_Link">Key Elements in the Code:<text:tab/>13</text:a></text:p>
          <text:p text:style-name="P12"><text:a xlink:type="simple" xlink:href="#__RefHeading___Toc265_2317330379" text:style-name="Index_20_Link" text:visited-style-name="Index_20_Link">Potential Issues:<text:tab/>13</text:a></text:p>
          <text:p text:style-name="P12"><text:a xlink:type="simple" xlink:href="#__RefHeading___Toc267_2317330379" text:style-name="Index_20_Link" text:visited-style-name="Index_20_Link">Conclusion:<text:tab/>13</text:a></text:p>
          <text:p text:style-name="P10"><text:a xlink:type="simple" xlink:href="#__RefHeading___Toc220_2502033012" text:style-name="Index_20_Link" text:visited-style-name="Index_20_Link">Using XMLRPC-C to call the VPAD API<text:tab/>14</text:a></text:p>
          <text:p text:style-name="P10"><text:a xlink:type="simple" xlink:href="#__RefHeading___Toc200_2317330379" text:style-name="Index_20_Link" text:visited-style-name="Index_20_Link">About xmlrpc_client.cpp, testing vpad<text:tab/>15</text:a></text:p>
          <text:p text:style-name="P12"><text:a xlink:type="simple" xlink:href="#__RefHeading___Toc202_2317330379" text:style-name="Index_20_Link" text:visited-style-name="Index_20_Link">1. High-Level Overview<text:tab/>15</text:a></text:p>
          <text:p text:style-name="P12"><text:a xlink:type="simple" xlink:href="#__RefHeading___Toc204_2317330379" text:style-name="Index_20_Link" text:visited-style-name="Index_20_Link">2. Details of Each Part<text:tab/>15</text:a></text:p>
          <text:p text:style-name="P13"><text:a xlink:type="simple" xlink:href="#__RefHeading___Toc206_2317330379" text:style-name="Index_20_Link" text:visited-style-name="Index_20_Link">2.1 Global Variables and Include Files<text:tab/>15</text:a></text:p>
          <text:p text:style-name="P13"><text:a xlink:type="simple" xlink:href="#__RefHeading___Toc208_2317330379" text:style-name="Index_20_Link" text:visited-style-name="Index_20_Link">2.2 vpa_call Function<text:tab/>15</text:a></text:p>
          <text:p text:style-name="P13"><text:a xlink:type="simple" xlink:href="#__RefHeading___Toc210_2317330379" text:style-name="Index_20_Link" text:visited-style-name="Index_20_Link">2.3 main Function<text:tab/>16</text:a></text:p>
          <text:p text:style-name="P13"><text:a xlink:type="simple" xlink:href="#__RefHeading___Toc212_2317330379" text:style-name="Index_20_Link" text:visited-style-name="Index_20_Link">First RPC Call: Request Authentication Token<text:tab/>16</text:a></text:p>
          <text:p text:style-name="P13"><text:a xlink:type="simple" xlink:href="#__RefHeading___Toc214_2317330379" text:style-name="Index_20_Link" text:visited-style-name="Index_20_Link">Second RPC Call: Request Version Information<text:tab/>17</text:a></text:p>
          <text:p text:style-name="P12"><text:a xlink:type="simple" xlink:href="#__RefHeading___Toc216_2317330379" text:style-name="Index_20_Link" text:visited-style-name="Index_20_Link">3. Concepts and Design Patterns Used<text:tab/>17</text:a></text:p>
          <text:p text:style-name="P12"><text:a xlink:type="simple" xlink:href="#__RefHeading___Toc218_2317330379" text:style-name="Index_20_Link" text:visited-style-name="Index_20_Link">4. Output Examples<text:tab/>18</text:a></text:p>
          <text:p text:style-name="P12"><text:a xlink:type="simple" xlink:href="#__RefHeading___Toc220_2317330379" text:style-name="Index_20_Link" text:visited-style-name="Index_20_Link">5. Potential Use Case<text:tab/>18</text:a></text:p>
          <text:p text:style-name="P10"><text:a xlink:type="simple" xlink:href="#__RefHeading___Toc2145_1518828540" text:style-name="Index_20_Link" text:visited-style-name="Index_20_Link">About the xmlrpc_inetd_server.cpp<text:tab/>19</text:a></text:p>
          <text:p text:style-name="P12"><text:a xlink:type="simple" xlink:href="#__RefHeading___Toc2147_1518828540" text:style-name="Index_20_Link" text:visited-style-name="Index_20_Link">Overview<text:tab/>19</text:a></text:p>
          <text:p text:style-name="P12"><text:a xlink:type="simple" xlink:href="#__RefHeading___Toc2149_1518828540" text:style-name="Index_20_Link" text:visited-style-name="Index_20_Link">Global Objects<text:tab/>20</text:a></text:p>
          <text:p text:style-name="P13"><text:a xlink:type="simple" xlink:href="#__RefHeading___Toc2151_1518828540" text:style-name="Index_20_Link" text:visited-style-name="Index_20_Link">vpad_req_names and vpad_type_names<text:tab/>20</text:a></text:p>
          <text:p text:style-name="P12"><text:a xlink:type="simple" xlink:href="#__RefHeading___Toc2153_1518828540" text:style-name="Index_20_Link" text:visited-style-name="Index_20_Link">diagnoseMethod Class<text:tab/>20</text:a></text:p>
          <text:p text:style-name="P13"><text:a xlink:type="simple" xlink:href="#__RefHeading___Toc2155_1518828540" text:style-name="Index_20_Link" text:visited-style-name="Index_20_Link">Constructor<text:tab/>20</text:a></text:p>
          <text:p text:style-name="P13"><text:a xlink:type="simple" xlink:href="#__RefHeading___Toc2157_1518828540" text:style-name="Index_20_Link" text:visited-style-name="Index_20_Link">execute Method<text:tab/>20</text:a></text:p>
          <text:p text:style-name="P12"><text:a xlink:type="simple" xlink:href="#__RefHeading___Toc2159_1518828540" text:style-name="Index_20_Link" text:visited-style-name="Index_20_Link"><text:soft-page-break/>Security Features<text:tab/>21</text:a></text:p>
          <text:p text:style-name="P12"><text:a xlink:type="simple" xlink:href="#__RefHeading___Toc2161_1518828540" text:style-name="Index_20_Link" text:visited-style-name="Index_20_Link">Main Function<text:tab/>21</text:a></text:p>
          <text:p text:style-name="P12"><text:a xlink:type="simple" xlink:href="#__RefHeading___Toc2163_1518828540" text:style-name="Index_20_Link" text:visited-style-name="Index_20_Link">Key Points to Note<text:tab/>22</text:a></text:p>
          <text:p text:style-name="P12"><text:a xlink:type="simple" xlink:href="#__RefHeading___Toc2165_1518828540" text:style-name="Index_20_Link" text:visited-style-name="Index_20_Link">Code Summary<text:tab/>22</text:a></text:p>
          <text:p text:style-name="P10"><text:a xlink:type="simple" xlink:href="#__RefHeading___Toc2167_1518828540" text:style-name="Index_20_Link" text:visited-style-name="Index_20_Link">About the vpad.cpp VPA server daemon<text:tab/>23</text:a></text:p>
          <text:p text:style-name="P12"><text:a xlink:type="simple" xlink:href="#__RefHeading___Toc2169_1518828540" text:style-name="Index_20_Link" text:visited-style-name="Index_20_Link">Key Components<text:tab/>23</text:a></text:p>
          <text:p text:style-name="P13"><text:a xlink:type="simple" xlink:href="#__RefHeading___Toc2171_1518828540" text:style-name="Index_20_Link" text:visited-style-name="Index_20_Link">1. Headers and Definitions<text:tab/>23</text:a></text:p>
          <text:p text:style-name="P13"><text:a xlink:type="simple" xlink:href="#__RefHeading___Toc2173_1518828540" text:style-name="Index_20_Link" text:visited-style-name="Index_20_Link">2. Class diagnoseMethod<text:tab/>23</text:a></text:p>
          <text:p text:style-name="P13"><text:a xlink:type="simple" xlink:href="#__RefHeading___Toc2175_1518828540" text:style-name="Index_20_Link" text:visited-style-name="Index_20_Link">3. Main Function (main)<text:tab/>24</text:a></text:p>
          <text:p text:style-name="P13"><text:a xlink:type="simple" xlink:href="#__RefHeading___Toc2177_1518828540" text:style-name="Index_20_Link" text:visited-style-name="Index_20_Link">4. Logging<text:tab/>24</text:a></text:p>
          <text:p text:style-name="P12"><text:a xlink:type="simple" xlink:href="#__RefHeading___Toc2179_1518828540" text:style-name="Index_20_Link" text:visited-style-name="Index_20_Link">Features of the Application<text:tab/>24</text:a></text:p>
          <text:p text:style-name="P12"><text:a xlink:type="simple" xlink:href="#__RefHeading___Toc2181_1518828540" text:style-name="Index_20_Link" text:visited-style-name="Index_20_Link">Control Flow<text:tab/>25</text:a></text:p>
          <text:p text:style-name="P12"><text:a xlink:type="simple" xlink:href="#__RefHeading___Toc2183_1518828540" text:style-name="Index_20_Link" text:visited-style-name="Index_20_Link">Summary<text:tab/>25</text:a></text:p>
        </text:index-body>
      </text:table-of-content>
      <text:p text:style-name="P1"/>
      <text:h text:style-name="P17" text:outline-level="1"><text:bookmark-start text:name="__RefHeading___Toc105_3786590178"/>Introduction to the VPA<text:bookmark-end text:name="__RefHeading___Toc105_3786590178"/></text:h>
      <text:p text:style-name="P2">The Virtual Protocol Adapter is a special purpose communications application.</text:p>
      <text:p text:style-name="P2"/>
      <text:h text:style-name="P18" text:outline-level="1"><text:bookmark-start text:name="__RefHeading___Toc107_3786590178"/>Background of the VPA<text:bookmark-end text:name="__RefHeading___Toc107_3786590178"/></text:h>
      <text:p text:style-name="P2">The concept of the Virtual Protocol Adapter has evolved over a number of decades as did the state of the art of software development. Software started out on mainframes as monolithic bodies of code performing tasks, often in a “batch mode”. As practitioners had time to meditate on the things making programming difficult, strides were made in the design and structure of code. Of particular note was the advent of, “Structured Code”, and the prejudice against the “goto”.</text:p>
      <text:h text:style-name="P22" text:outline-level="2"><text:bookmark-start text:name="__RefHeading___Toc109_3786590178"/>The Advent of Structured Code<text:bookmark-end text:name="__RefHeading___Toc109_3786590178"/></text:h>
      <text:p text:style-name="P2">As you may remember, the earliest programming languages, in particular Fortran, and Basic, were heavily dependent on lines numbers. And the “goto” was the verb that lead to what was traditionally known as, “Spaghetti-code”. Structured programming gave <text:s/>us tools and concepts that would allow us to go beyond this mess.</text:p>
      <text:p text:style-name="P2">The way I like to describe Structured Programming is through the definition of a number of precepts.</text:p>
      <text:p text:style-name="P2">1. A program has one “Main Entry Point”.</text:p>
      <text:p text:style-name="P2">2. Code flows in a downward direction.</text:p>
      <text:p text:style-name="P2">3. “Control is here because it arrived from above or was called.</text:p>
      <text:p text:style-name="P2">4. Each line of code is followed by the next, unless it is a call(gosub…), in which case, control will return at the next line of code after the completion of the called function.</text:p>
      <text:h text:style-name="P22" text:outline-level="2"><text:bookmark-start text:name="__RefHeading___Toc111_3786590178"/>Languages supporting the expression of Structured Code<text:bookmark-end text:name="__RefHeading___Toc111_3786590178"/></text:h>
      <text:p text:style-name="P2">As the state of the art evolved, new languages such as Modula, Pascal, C, and others gave us elements such as procedures and functions, which allowed the organization of code into functional units that could be designed and written incrementally, and made the code more understandable and maintainable. Of particular note was the UC San Diego Pascal P System, which was the first evidence I saw of compilers generating pseudo-code, subsequently executed by a run-time. A concept used later in the creation of Java. I wrote code for years in these languages, with fond remembrances Modula, and later K&amp;R C. Things didn’t become civilized until ANSI C when type checking became a popular meme.</text:p>
      <text:h text:style-name="P22" text:outline-level="2"><text:bookmark-start text:name="__RefHeading___Toc113_3786590178"/>Object Orientation changed my World<text:bookmark-end text:name="__RefHeading___Toc113_3786590178"/></text:h>
      <text:p text:style-name="P2">Although attributed to Smalltalk, I didn’t experience object orientation until I embraced c++. Encapsulation, Polymorphism, and Inheritance were the greatest thing since sliced bread. Of the three, I found the most immediately useful to be encapsulation. It solved my organizational design issues in what I found to be a very usable and elegant way, and I still think so today.</text:p>
      <text:p text:style-name="P2"><text:s/></text:p>
      <text:h text:style-name="P21" text:outline-level="1">VPA Theory of Operation &amp; Design</text:h>
      <text:p text:style-name="P100"/>
      <text:h text:style-name="P19" text:outline-level="1"><text:bookmark-start text:name="__RefHeading___Toc218_2502033012"/>Accessing the VPA using a standard Browser <text:bookmark-end text:name="__RefHeading___Toc218_2502033012"/></text:h>
      <text:p text:style-name="P4">The user may access the application hosted on a specific server using the following URL:</text:p>
      <text:p text:style-name="P4"><text:a xlink:type="simple" xlink:href="http://vpahost.mydomain.com/~user/fw/cmake-build-debug/index.cgi" text:style-name="Internet_20_link" text:visited-style-name="Visited_20_Internet_20_Link">http://vpahost.mydomain.com/~user/fw/cmake-build-debug/index.cgi</text:a></text:p>
      <text:p text:style-name="P4">This is the page where the user logs in with his supplied username and password. If the user name or password are not correct, the user remain at the login prompt until successful.</text:p>
      <text:p text:style-name="P4"/>
      <text:h text:style-name="P19" text:outline-level="1"><text:bookmark-start text:name="__RefHeading___Toc222_2317330379"/>About the index.cgi, used for logging in to the system<text:bookmark-end text:name="__RefHeading___Toc222_2317330379"/></text:h>
      <text:p text:style-name="Text_20_body">This code snippet provides the implementation of the <text:span text:style-name="Source_20_Text">main()</text:span> function of a C++ program, using an object-oriented approach to handle system initialization, logging, and operations that involve schema and self-tests. Here is an explanation of its components:</text:p>
      <text:p text:style-name="Horizontal_20_Line"/>
      <text:h text:style-name="Heading_20_3" text:outline-level="3"><text:bookmark-start text:name="__RefHeading___Toc224_2317330379"/><text:span text:style-name="Strong_20_Emphasis">Understanding the Code</text:span><text:bookmark-end text:name="__RefHeading___Toc224_2317330379"/></text:h>
      <text:h text:style-name="Heading_20_4" text:outline-level="4"><text:bookmark-start text:name="__RefHeading___Toc226_2317330379"/>1. <text:span text:style-name="Strong_20_Emphasis">Main Function Overview</text:span><text:bookmark-end text:name="__RefHeading___Toc226_2317330379"/></text:h>
      <text:p text:style-name="Text_20_body">The <text:span text:style-name="Source_20_Text">main()</text:span> function serves as the entry point of the program. Its role is to initialize the framework, perform tests, and generate or manipulate a schema (<text:span text:style-name="Source_20_Text">index.csv</text:span>). The key operations are:</text:p>
      <text:list text:style-name="L1">
        <text:list-item>
          <text:p text:style-name="P26">Framework initialization using the <text:span text:style-name="Source_20_Text">mwfw2</text:span> class.</text:p>
        </text:list-item>
        <text:list-item>
          <text:p text:style-name="P26">Self-testing through the <text:span text:style-name="Source_20_Text">test</text:span> class to ensure the system is functioning correctly.</text:p>
        </text:list-item>
        <text:list-item>
          <text:p text:style-name="P25">Schema management, which includes generating and compiling schema files.</text:p>
        </text:list-item>
      </text:list>
      <text:p text:style-name="Text_20_body">The general structure of <text:span text:style-name="Source_20_Text">main</text:span> is:</text:p>
      <text:list text:style-name="L2">
        <text:list-item>
          <text:p text:style-name="P28">Initialize core components like the framework (<text:span text:style-name="Source_20_Text">mwfw2</text:span>) and logging (<text:span text:style-name="Source_20_Text">gpLog</text:span>).</text:p>
        </text:list-item>
        <text:list-item>
          <text:p text:style-name="P28">Run <text:span text:style-name="Strong_20_Emphasis">self-tests</text:span> and handle any failures.</text:p>
        </text:list-item>
        <text:list-item>
          <text:p text:style-name="P28">Generate or manipulate data schemas (<text:span text:style-name="Source_20_Text">schema</text:span> class).</text:p>
        </text:list-item>
        <text:list-item>
          <text:p text:style-name="P27">Exit the program if everything executes successfully.</text:p>
        </text:list-item>
      </text:list>
      <text:p text:style-name="Horizontal_20_Line"/>
      <text:h text:style-name="Heading_20_4" text:outline-level="4"><text:bookmark-start text:name="__RefHeading___Toc228_2317330379"/>2. <text:span text:style-name="Strong_20_Emphasis">Initialization with </text:span><text:span text:style-name="Strong_20_Emphasis"><text:span text:style-name="Source_20_Text">mwfw2</text:span></text:span><text:bookmark-end text:name="__RefHeading___Toc228_2317330379"/></text:h>
      <text:p text:style-name="Preformatted_20_Text"/>
      <text:p text:style-name="P7"><text:span text:style-name="Source_20_Text">mwfw2 * pMwFw = </text:span><text:span text:style-name="Source_20_Text"><text:span text:style-name="T8">new </text:span></text:span><text:span text:style-name="Source_20_Text">mwfw2(__FILE__,__FUNCTION__);</text:span></text:p>
      <text:p text:style-name="Text_20_body">The program initializes an object of class <text:span text:style-name="Source_20_Text">mwfw2</text:span>, passing the current file name (<text:span text:style-name="Source_20_Text">__FILE__</text:span>) and function name (<text:span text:style-name="Source_20_Text">__FUNCTION__</text:span>) to the constructor.</text:p>
      <text:list text:style-name="L3">
        <text:list-item>
          <text:p text:style-name="P30">The <text:span text:style-name="Source_20_Text">mwfw2</text:span> class seems to:</text:p>
          <text:list>
            <text:list-item>
              <text:p text:style-name="P30">Detect whether the program is executing in a CGI (Common Gateway Interface) context.</text:p>
            </text:list-item>
            <text:list-item>
              <text:p text:style-name="P29">Manage system logs.</text:p>
            </text:list-item>
          </text:list>
        </text:list-item>
      </text:list>
      <text:p text:style-name="Text_20_body">The initialized <text:span text:style-name="Source_20_Text">mwfw2</text:span> object (<text:span text:style-name="Source_20_Text">pMwFw</text:span>) is used later in the program.</text:p>
      <text:p text:style-name="Horizontal_20_Line"/>
      <text:h text:style-name="Heading_20_4" text:outline-level="4"><text:bookmark-start text:name="__RefHeading___Toc230_2317330379"/>3. <text:span text:style-name="Strong_20_Emphasis">Self-Testing with </text:span><text:span text:style-name="Strong_20_Emphasis"><text:span text:style-name="Source_20_Text">test</text:span></text:span><text:bookmark-end text:name="__RefHeading___Toc230_2317330379"/></text:h>
      <text:p text:style-name="Preformatted_20_Text"/>
      <text:p text:style-name="Preformatted_20_Text"><text:span text:style-name="Source_20_Text">gpTest = </text:span><text:span text:style-name="Source_20_Text"><text:span text:style-name="T8">new </text:span></text:span><text:span text:style-name="Source_20_Text">test(</text:span><text:span text:style-name="Source_20_Text"><text:span text:style-name="T8">false</text:span></text:span><text:span text:style-name="Source_20_Text">, pMwFw-&gt;isCGI());</text:span></text:p>
      <text:p text:style-name="P7"><text:span text:style-name="Source_20_Text">gpTest-&gt;logHistograms();</text:span></text:p>
      <text:list text:style-name="L4">
        <text:list-item>
          <text:p text:style-name="P31"><text:soft-page-break/>A global <text:span text:style-name="Source_20_Text">test</text:span> instance (<text:span text:style-name="Source_20_Text">gpTest</text:span>) is initialized, receiving two parameters:</text:p>
          <text:list>
            <text:list-item>
              <text:p text:style-name="P32"><text:span text:style-name="Source_20_Text">false</text:span>: Indicates that debugging is disabled.</text:p>
            </text:list-item>
            <text:list-item>
              <text:p text:style-name="P32"><text:span text:style-name="Source_20_Text">pMwFw-&gt;isCGI()</text:span>: Determines whether the program is running in a CGI environment.</text:p>
            </text:list-item>
          </text:list>
        </text:list-item>
        <text:list-item>
          <text:p text:style-name="P31">The <text:span text:style-name="Source_20_Text">test</text:span> instance:</text:p>
          <text:list>
            <text:list-item>
              <text:p text:style-name="P33">Performs self-tests to check if the system and environment are functional </text:p>
              <text:p text:style-name="P33"><text:span text:style-name="Source_20_Text">gpTest-&gt;logHistograms()</text:span> collects and logs data for later analysis.</text:p>
            </text:list-item>
          </text:list>
        </text:list-item>
        <text:list-item>
          <text:p text:style-name="P31">If the tests detect any failures, the program proceeds to terminate:</text:p>
        </text:list-item>
      </text:list>
      <text:p text:style-name="Preformatted_20_Text"/>
      <text:p text:style-name="Preformatted_20_Text"><text:span text:style-name="Source_20_Text"><text:span text:style-name="T8">if </text:span></text:span><text:span text:style-name="Source_20_Text">(</text:span><text:span text:style-name="Source_20_Text"><text:span text:style-name="T9">0 </text:span></text:span><text:span text:style-name="Source_20_Text">&lt; gpSh-&gt;m_pShMemng-&gt;num_tests_failed) {</text:span></text:p>
      <text:p text:style-name="Preformatted_20_Text"><text:span text:style-name="Source_20_Text"><text:s text:c="4"/>gpHtml-&gt;print(</text:span><text:span text:style-name="Source_20_Text"><text:span text:style-name="T7">"ERROR!! Self-test failed"</text:span></text:span><text:span text:style-name="Source_20_Text">);</text:span></text:p>
      <text:p text:style-name="Preformatted_20_Text"><text:span text:style-name="Source_20_Text"><text:s text:c="4"/>exit(RETURN_SUCCESS_SORT_OF);</text:span></text:p>
      <text:p text:style-name="P7"><text:span text:style-name="Source_20_Text">}</text:span></text:p>
      <text:list text:style-name="L5">
        <text:list-item>
          <text:p text:style-name="P34"><text:span text:style-name="Source_20_Text">gpSh-&gt;m_pShMemng-&gt;num_tests_failed</text:span> checks whether any tests failed. If any issues are detected, the program logs an error message and exits. The global variable <text:span text:style-name="Source_20_Text">gpHtml</text:span> helps display the error in a user-readable format.</text:p>
        </text:list-item>
      </text:list>
      <text:p text:style-name="Horizontal_20_Line"/>
      <text:h text:style-name="Heading_20_4" text:outline-level="4"><text:bookmark-start text:name="__RefHeading___Toc232_2317330379"/>4. <text:span text:style-name="Strong_20_Emphasis">Logging with </text:span><text:span text:style-name="Strong_20_Emphasis"><text:span text:style-name="Source_20_Text">gpLog</text:span></text:span><text:bookmark-end text:name="__RefHeading___Toc232_2317330379"/></text:h>
      <text:p text:style-name="Preformatted_20_Text"/>
      <text:p text:style-name="P7"><text:span text:style-name="Source_20_Text">gpLog = </text:span><text:span text:style-name="Source_20_Text"><text:span text:style-name="T8">new </text:span></text:span><text:span text:style-name="Source_20_Text">CLog(__FILE__, __FUNCTION__);</text:span></text:p>
      <text:p text:style-name="Text_20_body">A global <text:span text:style-name="Source_20_Text">CLog</text:span> object (<text:span text:style-name="Source_20_Text">gpLog</text:span>) is instantiated for logging purposes, passing the current file and function name to track the source of logs.</text:p>
      <text:p text:style-name="Horizontal_20_Line"/>
      <text:h text:style-name="Heading_20_4" text:outline-level="4"><text:bookmark-start text:name="__RefHeading___Toc234_2317330379"/>5. <text:span text:style-name="Strong_20_Emphasis">Schema Management</text:span><text:bookmark-end text:name="__RefHeading___Toc234_2317330379"/></text:h>
      <text:p text:style-name="Preformatted_20_Text"/>
      <text:p text:style-name="Preformatted_20_Text"><text:span text:style-name="Source_20_Text">gpSchema = </text:span><text:span text:style-name="Source_20_Text"><text:span text:style-name="T8">new </text:span></text:span><text:span text:style-name="Source_20_Text">schema(</text:span><text:span text:style-name="Source_20_Text"><text:span text:style-name="T7">"index.csv"</text:span></text:span><text:span text:style-name="Source_20_Text">);</text:span></text:p>
      <text:p text:style-name="P7"><text:span text:style-name="Source_20_Text">gpSchema-&gt;gen_from_schema(</text:span><text:span text:style-name="Source_20_Text"><text:span text:style-name="T9">0</text:span></text:span><text:span text:style-name="Source_20_Text">);</text:span></text:p>
      <text:list text:style-name="L6">
        <text:list-item>
          <text:p text:style-name="P35">The program loads a schema file (<text:span text:style-name="Source_20_Text">index.csv</text:span>), represented as an object of class <text:span text:style-name="Source_20_Text">schema</text:span>.</text:p>
        </text:list-item>
        <text:list-item>
          <text:p text:style-name="P35">The <text:span text:style-name="Source_20_Text">gen_from_schema</text:span> method generates (or processes) the schema based on its definition. The parameter <text:span text:style-name="Source_20_Text">0</text:span> may represent a flag or mode of operation.</text:p>
        </text:list-item>
        <text:list-item>
          <text:p text:style-name="P35">Commented lines show that other schema files (e.g., <text:span text:style-name="Source_20_Text">create.csv</text:span>, <text:span text:style-name="Source_20_Text">login.csv</text:span>, <text:span text:style-name="Source_20_Text">user-menu.csv</text:span>, etc.) could also be processed by a <text:span text:style-name="Source_20_Text">schemaCompiler</text:span> class.</text:p>
        </text:list-item>
      </text:list>
      <text:p text:style-name="Text_20_body">This process supports the dynamic nature of the application, potentially adapting its structure to different schemas.</text:p>
      <text:p text:style-name="Horizontal_20_Line"/>
      <text:h text:style-name="Heading_20_3" text:outline-level="3"><text:bookmark-start text:name="__RefHeading___Toc236_2317330379"/><text:span text:style-name="Strong_20_Emphasis">Key Classes and Their Roles</text:span><text:bookmark-end text:name="__RefHeading___Toc236_2317330379"/></text:h>
      <text:list text:style-name="L7">
        <text:list-item>
          <text:p text:style-name="P36"><text:span text:style-name="Strong_20_Emphasis"><text:span text:style-name="Source_20_Text">mwfw2</text:span></text:span><text:span text:style-name="Strong_20_Emphasis"> Class</text:span></text:p>
          <text:list>
            <text:list-item>
              <text:p text:style-name="P37"><text:soft-page-break/>Responsible for initializing the framework.</text:p>
            </text:list-item>
            <text:list-item>
              <text:p text:style-name="P37">Checks if the runtime is in a CGI context (<text:span text:style-name="Source_20_Text">isCGI()</text:span>).</text:p>
            </text:list-item>
            <text:list-item>
              <text:p text:style-name="P37">Manages logging functionality.</text:p>
            </text:list-item>
            <text:list-item>
              <text:p text:style-name="P37">Appears to set up the system environment.</text:p>
            </text:list-item>
          </text:list>
        </text:list-item>
        <text:list-item>
          <text:p text:style-name="P36"><text:span text:style-name="Strong_20_Emphasis"><text:span text:style-name="Source_20_Text">test</text:span></text:span><text:span text:style-name="Strong_20_Emphasis"> Class</text:span></text:p>
          <text:list>
            <text:list-item>
              <text:p text:style-name="P37">Handles self-testing of the system.</text:p>
            </text:list-item>
            <text:list-item>
              <text:p text:style-name="P37">Logs and verifies runtime behavior.</text:p>
            </text:list-item>
            <text:list-item>
              <text:p text:style-name="P37">Ensures that critical shared variables (like <text:span text:style-name="Source_20_Text">szProtocol</text:span>) are initialized.</text:p>
            </text:list-item>
          </text:list>
        </text:list-item>
        <text:list-item>
          <text:p text:style-name="P36"><text:span text:style-name="Strong_20_Emphasis"><text:span text:style-name="Source_20_Text">CLog</text:span></text:span><text:span text:style-name="Strong_20_Emphasis"> Class</text:span></text:p>
          <text:list>
            <text:list-item>
              <text:p text:style-name="P37">Performs system logging. Tracks log messages and associates them with the relevant file and function.</text:p>
            </text:list-item>
          </text:list>
        </text:list-item>
        <text:list-item>
          <text:p text:style-name="P36"><text:span text:style-name="Strong_20_Emphasis"><text:span text:style-name="Source_20_Text">schema</text:span></text:span><text:span text:style-name="Strong_20_Emphasis"> Class</text:span></text:p>
          <text:list>
            <text:list-item>
              <text:p text:style-name="P37">Manages schema files.</text:p>
            </text:list-item>
            <text:list-item>
              <text:p text:style-name="P36">Supports generating headers or other program components (<text:span text:style-name="Source_20_Text">gen_from_schema()</text:span>).</text:p>
            </text:list-item>
          </text:list>
        </text:list-item>
      </text:list>
      <text:p text:style-name="Horizontal_20_Line"/>
      <text:h text:style-name="Heading_20_3" text:outline-level="3"><text:bookmark-start text:name="__RefHeading___Toc238_2317330379"/><text:span text:style-name="Strong_20_Emphasis">Notable Comments in the Code</text:span><text:bookmark-end text:name="__RefHeading___Toc238_2317330379"/></text:h>
      <text:list text:style-name="L8">
        <text:list-item>
          <text:p text:style-name="P39"><text:span text:style-name="Strong_20_Emphasis">Schema Initialization</text:span></text:p>
          <text:list>
            <text:list-item>
              <text:p text:style-name="P38">The comment highlights the importance of running self-tests before initializing schema-related components. It states:</text:p>
            </text:list-item>
          </text:list>
        </text:list-item>
      </text:list>
      <text:p text:style-name="Preformatted_20_Text"/>
      <text:p text:style-name="Preformatted_20_Text"><text:span text:style-name="Source_20_Text"><text:s text:c="5"/></text:span><text:span text:style-name="Source_20_Text"><text:span text:style-name="T10">// Note: 2025/01/25 12:04 dwg - The schema constructor calls genSchemaFQFS</text:span></text:span></text:p>
      <text:p text:style-name="P8"><text:span text:style-name="Source_20_Text"><text:s text:c="5"/>// so the shared variables such as szProtocol must already be valid.</text:span></text:p>
      <text:list text:style-name="L9">
        <text:list-item>
          <text:p text:style-name="P40">This ensures shared variables used during schema generation are correctly initialized and valid.</text:p>
        </text:list-item>
      </text:list>
      <text:list text:style-name="L10">
        <text:list-item>
          <text:p text:style-name="P42"><text:span text:style-name="Strong_20_Emphasis">Schema Compilation</text:span></text:p>
          <text:list>
            <text:list-item>
              <text:p text:style-name="P41">Multiple commented-out lines suggest additional functionality for compiling schemas into header files. For example:</text:p>
            </text:list-item>
          </text:list>
        </text:list-item>
      </text:list>
      <text:p text:style-name="Preformatted_20_Text"/>
      <text:p text:style-name="P7"><text:span text:style-name="Source_20_Text"><text:s text:c="5"/></text:span><text:span text:style-name="Source_20_Text"><text:span text:style-name="T10">// gpSchCC = new schemaCompiler("index.csv",false); <text:s/>delete gpSchCC;</text:span></text:span></text:p>
      <text:list text:style-name="L11">
        <text:list-item>
          <text:p text:style-name="P43">These lines hint that the program can dynamically handle and compile different schemas, making it flexible for various configurations.</text:p>
        </text:list-item>
      </text:list>
      <text:p text:style-name="Horizontal_20_Line"/>
      <text:h text:style-name="Heading_20_3" text:outline-level="3"><text:bookmark-start text:name="__RefHeading___Toc240_2317330379"/><text:span text:style-name="Strong_20_Emphasis">Summary of the Program's Workflow</text:span><text:bookmark-end text:name="__RefHeading___Toc240_2317330379"/></text:h>
      <text:list text:style-name="L12">
        <text:list-item>
          <text:p text:style-name="P45">Initialize the framework (<text:span text:style-name="Source_20_Text">mwfw2</text:span>).</text:p>
        </text:list-item>
        <text:list-item>
          <text:p text:style-name="P45">Perform <text:span text:style-name="Strong_20_Emphasis">self-tests</text:span>, and check for failures:</text:p>
          <text:list>
            <text:list-item>
              <text:p text:style-name="P45">If failures occur, report them and exit.</text:p>
            </text:list-item>
          </text:list>
        </text:list-item>
        <text:list-item>
          <text:p text:style-name="P45">Set up logging with a global log manager (<text:span text:style-name="Source_20_Text">CLog</text:span>).</text:p>
        </text:list-item>
        <text:list-item>
          <text:p text:style-name="P45"><text:soft-page-break/>Manage schema-related operations (<text:span text:style-name="Source_20_Text">schema</text:span> class), including generating content based on a schema (<text:span text:style-name="Source_20_Text">index.csv</text:span>).</text:p>
        </text:list-item>
        <text:list-item>
          <text:p text:style-name="P45">Prepare commented-out code for schema compilation if needed.</text:p>
        </text:list-item>
        <text:list-item>
          <text:p text:style-name="P44">Exit the program successfully when all operations have completed.</text:p>
        </text:list-item>
      </text:list>
      <text:p text:style-name="Text_20_body">This program demonstrates robust, modular system initialization and management using C++ object-oriented principles. It emphasizes reliability through self-tests, logging, and schema validation.</text:p>
      <text:p text:style-name="Text_20_body"/>
      <text:h text:style-name="P19" text:outline-level="1"><text:bookmark-start text:name="__RefHeading___Toc269_2317330379"/>About the <text:span text:style-name="T5">login</text:span>.cgi, used for <text:span text:style-name="T5">validation of credentials</text:span><text:bookmark-end text:name="__RefHeading___Toc269_2317330379"/></text:h>
      <text:p text:style-name="Text_20_body">This code outlines a C++ program that appears to be part of a CGI (Common Gateway Interface) web application. It orchestrates functionalities like user authentication, permission-based UI rendering, and dynamic schema generation for dashboards. Below is an explanation of the various sections of the code:</text:p>
      <text:p text:style-name="Text_20_body"/>
      <text:h text:style-name="Heading_20_3" text:outline-level="3"><text:bookmark-start text:name="__RefHeading___Toc245_2317330379"/><text:span text:style-name="Strong_20_Emphasis">Comment Header</text:span>:<text:bookmark-end text:name="__RefHeading___Toc245_2317330379"/></text:h>
      <text:p text:style-name="Preformatted_20_Text"/>
      <text:p text:style-name="Preformatted_20_Text"><text:span text:style-name="Source_20_Text"><text:span text:style-name="T10">////////////////////////////////////////////////////////////////////////</text:span></text:span></text:p>
      <text:p text:style-name="Preformatted_20_Text"><text:span text:style-name="Source_20_Text"><text:span text:style-name="T10">// /home/devo/public_html/fw/login.cpp 2025/02/219 <text:s text:c="19"/>//</text:span></text:span></text:p>
      <text:p text:style-name="Preformatted_20_Text"><text:span text:style-name="Source_20_Text"><text:span text:style-name="T10">// Copyright (c) 2021-2025 Douglas Wade Goodall. All Rights Reserved. //</text:span></text:span></text:p>
      <text:p text:style-name="P8"><text:span text:style-name="Source_20_Text">////////////////////////////////////////////////////////////////////////</text:span></text:p>
      <text:p text:style-name="Text_20_body">This is a decorative comment block providing metadata about the file, including its path and copyright information.</text:p>
      <text:p text:style-name="Horizontal_20_Line"/>
      <text:h text:style-name="Heading_20_3" text:outline-level="3"><text:bookmark-start text:name="__RefHeading___Toc247_2317330379"/><text:span text:style-name="Strong_20_Emphasis">Includes and Global Variables</text:span>:<text:bookmark-end text:name="__RefHeading___Toc247_2317330379"/></text:h>
      <text:p text:style-name="Preformatted_20_Text"/>
      <text:p text:style-name="Preformatted_20_Text"><text:span text:style-name="Source_20_Text"><text:span text:style-name="T6">#include </text:span></text:span><text:span text:style-name="Source_20_Text"><text:span text:style-name="T7">"mwfw2.h"</text:span></text:span></text:p>
      <text:p text:style-name="P7"><text:span text:style-name="Source_20_Text"><text:span text:style-name="T8">char </text:span></text:span><text:span text:style-name="Source_20_Text">szTemp[</text:span><text:span text:style-name="Source_20_Text"><text:span text:style-name="T9">128</text:span></text:span><text:span text:style-name="Source_20_Text">];</text:span></text:p>
      <text:list text:style-name="L13">
        <text:list-item>
          <text:p text:style-name="P47"><text:span text:style-name="Strong_20_Emphasis"><text:span text:style-name="Source_20_Text">#include "mwfw2.h"</text:span></text:span>: Includes a header file, presumably defining core classes and functionality for the project.</text:p>
        </text:list-item>
        <text:list-item>
          <text:p text:style-name="P46"><text:span text:style-name="Strong_20_Emphasis">Global Variable </text:span><text:span text:style-name="Strong_20_Emphasis"><text:span text:style-name="Source_20_Text">szTemp[128]</text:span></text:span>: A temporary fixed-size character buffer, primarily used to store and format strings for logging purposes.</text:p>
        </text:list-item>
      </text:list>
      <text:p text:style-name="Horizontal_20_Line"/>
      <text:h text:style-name="Heading_20_3" text:outline-level="3"><text:bookmark-start text:name="__RefHeading___Toc249_2317330379"/><text:span text:style-name="Strong_20_Emphasis">Entry Point (</text:span><text:span text:style-name="Strong_20_Emphasis"><text:span text:style-name="Source_20_Text">main</text:span></text:span><text:span text:style-name="Strong_20_Emphasis"> Function)</text:span>:<text:bookmark-end text:name="__RefHeading___Toc249_2317330379"/></text:h>
      <text:p text:style-name="Text_20_body">This is the core of the application. Let's break it down step by step:</text:p>
      <text:p text:style-name="Horizontal_20_Line"/>
      <text:h text:style-name="Heading_20_4" text:outline-level="4"><text:bookmark-start text:name="__RefHeading___Toc251_2317330379"/><text:span text:style-name="Strong_20_Emphasis">Initialization</text:span>:<text:bookmark-end text:name="__RefHeading___Toc251_2317330379"/></text:h>
      <text:p text:style-name="Preformatted_20_Text"/>
      <text:p text:style-name="Preformatted_20_Text"><text:span text:style-name="Source_20_Text">mwfw2 * pMwFw = </text:span><text:span text:style-name="Source_20_Text"><text:span text:style-name="T8">new </text:span></text:span><text:span text:style-name="Source_20_Text">mwfw2(__FILE__,__FUNCTION__);</text:span></text:p>
      <text:p text:style-name="Preformatted_20_Text"><text:span text:style-name="Source_20_Text">std::string ssActive;</text:span></text:p>
      <text:p text:style-name="Preformatted_20_Text"><text:span text:style-name="Source_20_Text">std::string ssUsername;</text:span></text:p>
      <text:p text:style-name="Preformatted_20_Text"><text:span text:style-name="Source_20_Text">std::string ssPassword;</text:span></text:p>
      <text:p text:style-name="Preformatted_20_Text"><text:span text:style-name="Source_20_Text"><text:span text:style-name="T10">// ...</text:span></text:span></text:p>
      <text:p text:style-name="Preformatted_20_Text"><text:span text:style-name="Source_20_Text">std::string ssHttpReferrer = gpCgiBind-&gt;get_referrer();</text:span></text:p>
      <text:p text:style-name="Preformatted_20_Text"><text:span text:style-name="Source_20_Text">std::string ssReferrerPath = gpCgiBind-&gt;get_referrer_path();</text:span></text:p>
      <text:p text:style-name="Preformatted_20_Text"><text:span text:style-name="Source_20_Text">std::string ssReferrerFile = gpCgiBind-&gt;get_referrer_file();</text:span></text:p>
      <text:p text:style-name="Preformatted_20_Text"><text:span text:style-name="Source_20_Text">gpCsv = </text:span><text:span text:style-name="Source_20_Text"><text:span text:style-name="T8">new </text:span></text:span><text:span text:style-name="Source_20_Text">readCsv(</text:span><text:span text:style-name="Source_20_Text"><text:span text:style-name="T7">"passwd.csv"</text:span></text:span><text:span text:style-name="Source_20_Text">);</text:span></text:p>
      <text:p text:style-name="P7"><text:span text:style-name="Source_20_Text">gpCsv-&gt;parseData();</text:span></text:p>
      <text:list text:style-name="L14">
        <text:list-item>
          <text:p text:style-name="P49"><text:soft-page-break/><text:span text:style-name="Strong_20_Emphasis"><text:span text:style-name="Source_20_Text">mwfw2</text:span></text:span><text:span text:style-name="Strong_20_Emphasis"> instance</text:span>: The <text:span text:style-name="Source_20_Text">mwfw2</text:span> instance, <text:span text:style-name="Source_20_Text">pMwFw</text:span>, is initialized. It might handle project-specific initialization (e.g., environment setup, resource management, etc.), and gets metadata like <text:span text:style-name="Source_20_Text">__FILE__</text:span> (filename) and <text:span text:style-name="Source_20_Text">__FUNCTION__</text:span> (function name) for possible logging/debugging.</text:p>
        </text:list-item>
        <text:list-item>
          <text:p text:style-name="P49"><text:span text:style-name="Strong_20_Emphasis">C++ Strings</text:span>: <text:span text:style-name="Source_20_Text">std::string</text:span> variables are initialized for storing user data (username, password, etc.) and HTTP-related metadata like referrer information.</text:p>
        </text:list-item>
        <text:list-item>
          <text:p text:style-name="P48"><text:span text:style-name="Strong_20_Emphasis">CSV Parser Initialization</text:span>: <text:span text:style-name="Source_20_Text">gpCsv</text:span>, a global pointer to a <text:span text:style-name="Source_20_Text">readCsv</text:span> instance, is initialized specifically to read <text:span text:style-name="Source_20_Text">passwd.csv</text:span>, which likely contains user credentials and related metadata. <text:span text:style-name="Source_20_Text">gpCsv-&gt;parseData()</text:span> parses the CSV data into memory.</text:p>
        </text:list-item>
      </text:list>
      <text:p text:style-name="Horizontal_20_Line"/>
      <text:h text:style-name="Heading_20_4" text:outline-level="4"><text:bookmark-start text:name="__RefHeading___Toc253_2317330379"/><text:span text:style-name="Strong_20_Emphasis">Processing Form Variables</text:span>:<text:bookmark-end text:name="__RefHeading___Toc253_2317330379"/></text:h>
      <text:p text:style-name="Preformatted_20_Text"/>
      <text:p text:style-name="Preformatted_20_Text"><text:span text:style-name="Source_20_Text">std::string ssUsernameX = gpCgiBind-&gt;get_form_variable(</text:span><text:span text:style-name="Source_20_Text"><text:span text:style-name="T7">"username"</text:span></text:span><text:span text:style-name="Source_20_Text">);</text:span></text:p>
      <text:p text:style-name="Preformatted_20_Text"><text:span text:style-name="Source_20_Text">std::string ssPasswordX = gpCgiBind-&gt;get_form_variable(</text:span><text:span text:style-name="Source_20_Text"><text:span text:style-name="T7">"pwname"</text:span></text:span><text:span text:style-name="Source_20_Text">);</text:span></text:p>
      <text:p text:style-name="P7"><text:span text:style-name="Source_20_Text">std::string ssbDisplaySchema <text:s/>= gpCgiBind-&gt;get_form_variable(</text:span><text:span text:style-name="Source_20_Text"><text:span text:style-name="T7">"bDisplaySchema"</text:span></text:span><text:span text:style-name="Source_20_Text">);</text:span></text:p>
      <text:list text:style-name="L15">
        <text:list-item>
          <text:p text:style-name="P50">This extracts form variables (sent through the CGI mechanism) such as:</text:p>
          <text:list>
            <text:list-item>
              <text:p text:style-name="P51"><text:span text:style-name="Strong_20_Emphasis">Username (</text:span><text:span text:style-name="Strong_20_Emphasis"><text:span text:style-name="Source_20_Text">ssUsernameX</text:span></text:span><text:span text:style-name="Strong_20_Emphasis">)</text:span>.</text:p>
            </text:list-item>
            <text:list-item>
              <text:p text:style-name="P51"><text:span text:style-name="Strong_20_Emphasis">Password (</text:span><text:span text:style-name="Strong_20_Emphasis"><text:span text:style-name="Source_20_Text">ssPasswordX</text:span></text:span><text:span text:style-name="Strong_20_Emphasis">)</text:span>.</text:p>
            </text:list-item>
            <text:list-item>
              <text:p text:style-name="P51">Additional flags like <text:span text:style-name="Strong_20_Emphasis"><text:span text:style-name="Source_20_Text">bDisplaySchema</text:span></text:span> (controls schema display).</text:p>
            </text:list-item>
          </text:list>
        </text:list-item>
        <text:list-item>
          <text:p text:style-name="P50"><text:span text:style-name="Strong_20_Emphasis">Setting Flags for Schema/Environment Display</text:span>: Based on the form values, several flags like <text:span text:style-name="Source_20_Text">bDisplaySchema</text:span>, <text:span text:style-name="Source_20_Text">bDisplayEnvVars</text:span>, and <text:span text:style-name="Source_20_Text">bDisplayShmVars</text:span> are set in shared memory (<text:span text:style-name="Source_20_Text">gpSh-&gt;m_pShMemng</text:span>).</text:p>
        </text:list-item>
      </text:list>
      <text:p text:style-name="Horizontal_20_Line"/>
      <text:h text:style-name="Heading_20_4" text:outline-level="4"><text:bookmark-start text:name="__RefHeading___Toc255_2317330379"/><text:span text:style-name="Strong_20_Emphasis">Authentication and Permission Handling</text:span>:<text:bookmark-end text:name="__RefHeading___Toc255_2317330379"/></text:h>
      <text:p text:style-name="Preformatted_20_Text"/>
      <text:p text:style-name="Preformatted_20_Text"><text:span text:style-name="Source_20_Text"><text:span text:style-name="T8">int </text:span></text:span><text:span text:style-name="Source_20_Text">handle = gpPassword-&gt;lookup_username_password(</text:span></text:p>
      <text:p text:style-name="Preformatted_20_Text"><text:span text:style-name="Source_20_Text"><text:s text:c="32"/>ssUsernameX, ssPasswordX);</text:span></text:p>
      <text:p text:style-name="Preformatted_20_Text"><text:span text:style-name="Source_20_Text"><text:span text:style-name="T8">if</text:span></text:span><text:span text:style-name="Source_20_Text">(RETURN_FAILURE == handle) {</text:span></text:p>
      <text:p text:style-name="Preformatted_20_Text"><text:span text:style-name="Source_20_Text"><text:s text:c="4"/>sprintf(szTemp, </text:span><text:span text:style-name="Source_20_Text"><text:span text:style-name="T7">"%s::%s::line#%d"</text:span></text:span><text:span text:style-name="Source_20_Text">,__FILE__,__FUNCTION__,__LINE__);</text:span></text:p>
      <text:p text:style-name="Preformatted_20_Text"><text:span text:style-name="Source_20_Text"><text:s text:c="4"/>gpSysLog-&gt;loginfo(szTemp);</text:span></text:p>
      <text:p text:style-name="Preformatted_20_Text"><text:span text:style-name="Source_20_Text"><text:s text:c="4"/>gpSchema = </text:span><text:span text:style-name="Source_20_Text"><text:span text:style-name="T8">new </text:span></text:span><text:span text:style-name="Source_20_Text">schema(</text:span><text:span text:style-name="Source_20_Text"><text:span text:style-name="T7">"index.csv"</text:span></text:span><text:span text:style-name="Source_20_Text">);</text:span></text:p>
      <text:p text:style-name="Preformatted_20_Text"><text:span text:style-name="Source_20_Text">} </text:span><text:span text:style-name="Source_20_Text"><text:span text:style-name="T8">else </text:span></text:span><text:span text:style-name="Source_20_Text">{</text:span></text:p>
      <text:p text:style-name="Preformatted_20_Text"><text:span text:style-name="Source_20_Text"><text:s text:c="4"/>ssActive <text:s text:c="3"/>= gpCsv-&gt;m_parsed_data[handle][COL_PASSWD_ACTIVE];</text:span></text:p>
      <text:p text:style-name="Preformatted_20_Text"><text:span text:style-name="Source_20_Text"><text:s text:c="4"/>ssUsername <text:s/>= gpCsv-&gt;m_parsed_data[handle][COL_PASSWD_USERNAME];</text:span></text:p>
      <text:p text:style-name="Preformatted_20_Text"><text:span text:style-name="Source_20_Text"><text:s text:c="4"/></text:span><text:span text:style-name="Source_20_Text"><text:span text:style-name="T10">// ...</text:span></text:span></text:p>
      <text:p text:style-name="Preformatted_20_Text"><text:span text:style-name="Source_20_Text"><text:span text:style-name="T10"><text:s text:c="4"/></text:span></text:span><text:span text:style-name="Source_20_Text"><text:span text:style-name="T8">if </text:span></text:span><text:span text:style-name="Source_20_Text">(</text:span><text:span text:style-name="Source_20_Text"><text:span text:style-name="T9">0 </text:span></text:span><text:span text:style-name="Source_20_Text">== strcmp(</text:span><text:span text:style-name="Source_20_Text"><text:span text:style-name="T7">"admin"</text:span></text:span><text:span text:style-name="Source_20_Text">, ssAuthLevel.c_str())) {</text:span></text:p>
      <text:p text:style-name="Preformatted_20_Text"><text:span text:style-name="Source_20_Text"><text:s text:c="8"/>gpSchema = </text:span><text:span text:style-name="Source_20_Text"><text:span text:style-name="T8">new </text:span></text:span><text:span text:style-name="Source_20_Text">schema(</text:span><text:span text:style-name="Source_20_Text"><text:span text:style-name="T7">"admin-menu.csv"</text:span></text:span><text:span text:style-name="Source_20_Text">);</text:span></text:p>
      <text:p text:style-name="Preformatted_20_Text"><text:span text:style-name="Source_20_Text"><text:s text:c="4"/>}</text:span></text:p>
      <text:p text:style-name="Preformatted_20_Text"><text:span text:style-name="Source_20_Text"><text:s text:c="4"/></text:span><text:span text:style-name="Source_20_Text"><text:span text:style-name="T8">if </text:span></text:span><text:span text:style-name="Source_20_Text">(</text:span><text:span text:style-name="Source_20_Text"><text:span text:style-name="T9">0 </text:span></text:span><text:span text:style-name="Source_20_Text">== strcmp(</text:span><text:span text:style-name="Source_20_Text"><text:span text:style-name="T7">"devo"</text:span></text:span><text:span text:style-name="Source_20_Text">, ssAuthLevel.c_str())) {</text:span></text:p>
      <text:p text:style-name="Preformatted_20_Text"><text:span text:style-name="Source_20_Text"><text:s text:c="8"/>gpSchema = </text:span><text:span text:style-name="Source_20_Text"><text:span text:style-name="T8">new </text:span></text:span><text:span text:style-name="Source_20_Text">schema(</text:span><text:span text:style-name="Source_20_Text"><text:span text:style-name="T7">"devo-menu.csv"</text:span></text:span><text:span text:style-name="Source_20_Text">);</text:span></text:p>
      <text:p text:style-name="Preformatted_20_Text"><text:span text:style-name="Source_20_Text"><text:s text:c="4"/>}</text:span></text:p>
      <text:p text:style-name="Preformatted_20_Text"><text:span text:style-name="Source_20_Text"><text:s text:c="4"/></text:span><text:span text:style-name="Source_20_Text"><text:span text:style-name="T8">if </text:span></text:span><text:span text:style-name="Source_20_Text">(</text:span><text:span text:style-name="Source_20_Text"><text:span text:style-name="T9">0 </text:span></text:span><text:span text:style-name="Source_20_Text">== strcmp(</text:span><text:span text:style-name="Source_20_Text"><text:span text:style-name="T7">"user"</text:span></text:span><text:span text:style-name="Source_20_Text">, ssAuthLevel.c_str())) {</text:span></text:p>
      <text:p text:style-name="Preformatted_20_Text"><text:span text:style-name="Source_20_Text"><text:s text:c="8"/>gpSchema = </text:span><text:span text:style-name="Source_20_Text"><text:span text:style-name="T8">new </text:span></text:span><text:span text:style-name="Source_20_Text">schema(</text:span><text:span text:style-name="Source_20_Text"><text:span text:style-name="T7">"user-menu.csv"</text:span></text:span><text:span text:style-name="Source_20_Text">);</text:span></text:p>
      <text:p text:style-name="Preformatted_20_Text"><text:span text:style-name="Source_20_Text"><text:s text:c="4"/>}</text:span></text:p>
      <text:p text:style-name="P7"><text:span text:style-name="Source_20_Text">}</text:span></text:p>
      <text:list text:style-name="L16">
        <text:list-item>
          <text:p text:style-name="P52"><text:span text:style-name="Strong_20_Emphasis"><text:span text:style-name="Source_20_Text">lookup_username_password</text:span></text:span><text:span text:style-name="Strong_20_Emphasis"> Check</text:span>:</text:p>
          <text:list>
            <text:list-item>
              <text:p text:style-name="P53"><text:soft-page-break/>Attempts to find a matching username-password pair in the stored credentials using <text:span text:style-name="Source_20_Text">gpPassword-&gt;lookup_username_password()</text:span>. If the lookup fails, the program logs the failure (<text:span text:style-name="Source_20_Text">gpSysLog-&gt;loginfo(szTemp)</text:span>) and prepares to display the login screen (<text:span text:style-name="Source_20_Text">index.csv</text:span> schema).</text:p>
            </text:list-item>
          </text:list>
        </text:list-item>
        <text:list-item>
          <text:p text:style-name="P52"><text:span text:style-name="Strong_20_Emphasis">On Successful Authentication</text:span>:</text:p>
          <text:list>
            <text:list-item>
              <text:p text:style-name="P53">The program fetches user information (e.g., username, authentication level, etc.) from <text:span text:style-name="Source_20_Text">gpCsv-&gt;m_parsed_data</text:span>.</text:p>
            </text:list-item>
            <text:list-item>
              <text:p text:style-name="P52">Based on the user's <text:span text:style-name="Strong_20_Emphasis">authentication level</text:span> (<text:span text:style-name="Source_20_Text">admin</text:span>, <text:span text:style-name="Source_20_Text">devo</text:span>, <text:span text:style-name="Source_20_Text">user</text:span>), a specific menu (CSV schema) is loaded (e.g., <text:span text:style-name="Source_20_Text">admin-menu.csv</text:span>, <text:span text:style-name="Source_20_Text">devo-menu.csv</text:span>, <text:span text:style-name="Source_20_Text">user-menu.csv</text:span>).</text:p>
            </text:list-item>
          </text:list>
        </text:list-item>
      </text:list>
      <text:p text:style-name="Horizontal_20_Line"/>
      <text:h text:style-name="Heading_20_4" text:outline-level="4"><text:bookmark-start text:name="__RefHeading___Toc257_2317330379"/><text:span text:style-name="Strong_20_Emphasis">Dashboard/Schema Rendering</text:span>:<text:bookmark-end text:name="__RefHeading___Toc257_2317330379"/></text:h>
      <text:p text:style-name="Preformatted_20_Text"/>
      <text:p text:style-name="P7"><text:span text:style-name="Source_20_Text">gpSchema-&gt;gen_from_schema(handle, PREFS | JOURNAL | LOGOUT, __FILE__, ssUsername, ssPassword);</text:span></text:p>
      <text:list text:style-name="L17">
        <text:list-item>
          <text:p text:style-name="P54">After successful authentication, the user's <text:span text:style-name="Strong_20_Emphasis">dashboard schema</text:span> is generated using <text:span text:style-name="Source_20_Text">gen_from_schema</text:span>, which likely creates the HTML layout dynamically from the selected schema CSV (e.g., menus, preferences, etc.).</text:p>
        </text:list-item>
      </text:list>
      <text:p text:style-name="Horizontal_20_Line"/>
      <text:h text:style-name="Heading_20_4" text:outline-level="4"><text:bookmark-start text:name="__RefHeading___Toc259_2317330379"/><text:span text:style-name="Strong_20_Emphasis">Optionally Render Debug Information</text:span>:<text:bookmark-end text:name="__RefHeading___Toc259_2317330379"/></text:h>
      <text:p text:style-name="Preformatted_20_Text"/>
      <text:p text:style-name="Preformatted_20_Text"><text:span text:style-name="Source_20_Text"><text:span text:style-name="T8">if </text:span></text:span><text:span text:style-name="Source_20_Text">(gpSh-&gt;m_pShMemng-&gt;bDisplaySchema) {</text:span></text:p>
      <text:p text:style-name="Preformatted_20_Text"><text:span text:style-name="Source_20_Text"><text:s text:c="4"/>gpHtml-&gt;dump_schema();</text:span></text:p>
      <text:p text:style-name="Preformatted_20_Text"><text:span text:style-name="Source_20_Text">}</text:span></text:p>
      <text:p text:style-name="Preformatted_20_Text"><text:span text:style-name="Source_20_Text"><text:span text:style-name="T8">if </text:span></text:span><text:span text:style-name="Source_20_Text">(gpSh-&gt;m_pShMemng-&gt;bDisplayEnvVars) {</text:span></text:p>
      <text:p text:style-name="Preformatted_20_Text"><text:span text:style-name="Source_20_Text"><text:s text:c="4"/>gpHtml-&gt;dump_env_vars();</text:span></text:p>
      <text:p text:style-name="Preformatted_20_Text"><text:span text:style-name="Source_20_Text">}</text:span></text:p>
      <text:p text:style-name="Preformatted_20_Text"><text:span text:style-name="Source_20_Text"><text:span text:style-name="T8">if </text:span></text:span><text:span text:style-name="Source_20_Text">(gpSh-&gt;m_pShMemng-&gt;bDisplayShmVars) {</text:span></text:p>
      <text:p text:style-name="Preformatted_20_Text"><text:span text:style-name="Source_20_Text"><text:s text:c="4"/>gpHtml-&gt;dump_shm_vars();</text:span></text:p>
      <text:p text:style-name="P7"><text:span text:style-name="Source_20_Text">}</text:span></text:p>
      <text:list text:style-name="L18">
        <text:list-item>
          <text:p text:style-name="P56">If enabled in the form variables (via flags like <text:span text:style-name="Source_20_Text">bDisplaySchema</text:span>), the program generates additional debug information such as:</text:p>
          <text:list>
            <text:list-item>
              <text:p text:style-name="P56">The active schema.</text:p>
            </text:list-item>
            <text:list-item>
              <text:p text:style-name="P56">Environment variables.</text:p>
            </text:list-item>
            <text:list-item>
              <text:p text:style-name="P55">Shared memory variables.</text:p>
            </text:list-item>
          </text:list>
        </text:list-item>
      </text:list>
      <text:p text:style-name="Horizontal_20_Line"/>
      <text:h text:style-name="Heading_20_3" text:outline-level="3"><text:bookmark-start text:name="__RefHeading___Toc261_2317330379"/><text:span text:style-name="Strong_20_Emphasis">Return/Exit</text:span>:<text:bookmark-end text:name="__RefHeading___Toc261_2317330379"/></text:h>
      <text:p text:style-name="Preformatted_20_Text"/>
      <text:p text:style-name="P7"><text:span text:style-name="Source_20_Text"><text:span text:style-name="T8">return </text:span></text:span><text:span text:style-name="Source_20_Text">EXIT_SUCCESS;</text:span></text:p>
      <text:p text:style-name="Text_20_body">The program exits successfully.</text:p>
      <text:p text:style-name="Horizontal_20_Line"/>
      <text:h text:style-name="Heading_20_3" text:outline-level="3"><text:bookmark-start text:name="__RefHeading___Toc263_2317330379"/><text:soft-page-break/><text:span text:style-name="Strong_20_Emphasis">Key Elements in the Code</text:span>:<text:bookmark-end text:name="__RefHeading___Toc263_2317330379"/></text:h>
      <text:list text:style-name="L19">
        <text:list-item>
          <text:p text:style-name="P57"><text:span text:style-name="Strong_20_Emphasis">User Authentication</text:span>:</text:p>
          <text:list>
            <text:list-item>
              <text:p text:style-name="P58">Credentials are verified via a CSV file (<text:span text:style-name="Source_20_Text">passwd.csv</text:span>), and access level determines which menu schema gets used.</text:p>
            </text:list-item>
          </text:list>
        </text:list-item>
        <text:list-item>
          <text:p text:style-name="P57"><text:span text:style-name="Strong_20_Emphasis">Dynamic Behavior</text:span>:</text:p>
          <text:list>
            <text:list-item>
              <text:p text:style-name="P58">Uses form variables to decide on rendering behavior (e.g., displaying schemas, environment variables, etc.).</text:p>
            </text:list-item>
            <text:list-item>
              <text:p text:style-name="P58">Dynamically generates UI via <text:span text:style-name="Source_20_Text">gpSchema</text:span>.</text:p>
            </text:list-item>
          </text:list>
        </text:list-item>
        <text:list-item>
          <text:p text:style-name="P57"><text:span text:style-name="Strong_20_Emphasis">Shared Memory</text:span>:</text:p>
          <text:list>
            <text:list-item>
              <text:p text:style-name="P58"><text:span text:style-name="Strong_20_Emphasis"><text:span text:style-name="Source_20_Text">gpSh-&gt;m_pShMemng</text:span></text:span>: Appears to manage shared memory for settings that persist across requests.</text:p>
            </text:list-item>
          </text:list>
        </text:list-item>
        <text:list-item>
          <text:p text:style-name="P57"><text:span text:style-name="Strong_20_Emphasis">Logging</text:span>:</text:p>
          <text:list>
            <text:list-item>
              <text:p text:style-name="P58">Logs issues using <text:span text:style-name="Source_20_Text">gpSysLog</text:span>, with formatted messages including file name, function name, and line number.</text:p>
            </text:list-item>
          </text:list>
        </text:list-item>
        <text:list-item>
          <text:p text:style-name="P57"><text:span text:style-name="Strong_20_Emphasis">CGI Context-Awareness</text:span>:</text:p>
          <text:list>
            <text:list-item>
              <text:p text:style-name="P57">The program integrates HTTP concepts such as referrers and form data, aligning it for a CGI-based web application.</text:p>
            </text:list-item>
          </text:list>
        </text:list-item>
      </text:list>
      <text:p text:style-name="Horizontal_20_Line"/>
      <text:h text:style-name="Heading_20_3" text:outline-level="3"><text:bookmark-start text:name="__RefHeading___Toc265_2317330379"/><text:span text:style-name="Strong_20_Emphasis">Potential Issues</text:span>:<text:bookmark-end text:name="__RefHeading___Toc265_2317330379"/></text:h>
      <text:list text:style-name="L20">
        <text:list-item>
          <text:p text:style-name="P60"><text:span text:style-name="Strong_20_Emphasis">Buffer Overflow</text:span>: <text:span text:style-name="Source_20_Text">char szTemp[128]</text:span> does not protect against overflow if the formatted log message exceeds 128 characters.</text:p>
        </text:list-item>
        <text:list-item>
          <text:p text:style-name="P59"><text:span text:style-name="Strong_20_Emphasis">Hardcoded References</text:span>: Filenames like "passwd.csv", "admin-menu.csv" are hardcoded, reducing flexibility.</text:p>
        </text:list-item>
      </text:list>
      <text:h text:style-name="Heading_20_3" text:outline-level="3"><text:bookmark-start text:name="__RefHeading___Toc267_2317330379"/><text:span text:style-name="Strong_20_Emphasis">Conclusion</text:span>:<text:bookmark-end text:name="__RefHeading___Toc267_2317330379"/></text:h>
      <text:p text:style-name="Text_20_body">This C++ code is a part of a web application backend designed to handle user authentication, show system-generated menus (via CSV-defined schemas), and optionally log debugging information. It integrates concepts like CGI, shared memory, and CSV parsing to create a customizable, flexible system for managing user access and displaying dashboards.</text:p>
      <text:p text:style-name="P9"/>
      <text:p text:style-name="Text_20_body"/>
      <text:h text:style-name="P20" text:outline-level="1"><text:bookmark-start text:name="__RefHeading___Toc220_2502033012"/>Using XMLRPC-C to call the VPAD API<text:bookmark-end text:name="__RefHeading___Toc220_2502033012"/></text:h>
      <text:p text:style-name="P4">The Virtual Protocol Adapter daemon (vpad) contains an XMLRPC-C server capable of responding to properly crafted remote procedure call requests. Access to the RPC interface from the network side is restricted to those clients that can provide an authentication token obtained from the VPA shared memory region (szRpcUuid). If access to the shared memory region is not possible, a call can be made to VPA_REQ_AUTH using the Pre-shared Secret Key defined in config.h (VPA__RPC_PSK). The pre-shared key is updated periodically as needed.</text:p>
      <text:p text:style-name="P4">The currently supported functions available at the API are:</text:p>
      <text:list text:style-name="L21">
        <text:list-item>
          <text:p text:style-name="P24">VPAD_REQ_VERSION</text:p>
        </text:list-item>
        <text:list-item>
          <text:p text:style-name="P24">VPAD_REQ_AUTH</text:p>
        </text:list-item>
        <text:list-item>
          <text:p text:style-name="P24">VPAD_REQ_PARMS</text:p>
        </text:list-item>
      </text:list>
      <text:p text:style-name="P3"/>
      <text:p text:style-name="P3">Calls to the VPA’s XMLRPC interface can be conveniently made by populating the vpa_request_t structure and calling the vpa_call convenience function and passing the structure as a parameter as in the following example that requests the current authentication token from the shared region.</text:p>
      <text:p text:style-name="P6"/>
      <text:p text:style-name="P5"><text:span text:style-name="Source_20_Text"><text:span text:style-name="T2">vpa_request_t req;</text:span></text:span></text:p>
      <text:p text:style-name="P5"><text:span text:style-name="Source_20_Text"><text:span text:style-name="T2">req.</text:span></text:span><text:span text:style-name="Source_20_Text"><text:span text:style-name="T3">eReqFunc </text:span></text:span><text:span text:style-name="Source_20_Text"><text:span text:style-name="T2">= VPAD_REQ_AUTH;<text:line-break/></text:span></text:span><text:span text:style-name="Source_20_Text"><text:span text:style-name="T4">strcpy</text:span></text:span><text:span text:style-name="Source_20_Text"><text:span text:style-name="T2">(req.</text:span></text:span><text:span text:style-name="Source_20_Text"><text:span text:style-name="T3">szAuth</text:span></text:span><text:span text:style-name="Source_20_Text"><text:span text:style-name="T2">,VPA_RPC_PSK);<text:line-break/>std::string ssAuth = </text:span></text:span><text:span text:style-name="Source_20_Text"><text:span text:style-name="T4">vpa_call</text:span></text:span><text:span text:style-name="Source_20_Text"><text:span text:style-name="T2">(req);<text:line-break/></text:span></text:span></text:p>
      <text:p text:style-name="Text_20_body">Other calls utilize the <text:span text:style-name="T1">aforementioned szRpcUuid as the authentication token as in the following example that retrieves the current version of the daemon.</text:span></text:p>
      <text:p text:style-name="Preformatted_20_Text"><text:span text:style-name="Source_20_Text"><text:span text:style-name="T3">vpa_request_t req;</text:span></text:span></text:p>
      <text:p text:style-name="Preformatted_20_Text"><text:span text:style-name="Source_20_Text"><text:span text:style-name="T3">req.eReqFunc = VPAD_REQ_VERSION;</text:span></text:span></text:p>
      <text:p text:style-name="Preformatted_20_Text"><text:span text:style-name="Source_20_Text"><text:span text:style-name="T3">strcpy(req.szAuth,gpSh→m_pShMemng→szRpcUuid);</text:span></text:span></text:p>
      <text:p text:style-name="Preformatted_20_Text"><text:span text:style-name="Source_20_Text"><text:span text:style-name="T3">std::string ssVersion = vpa_call(req);</text:span></text:span></text:p>
      <text:p text:style-name="Preformatted_20_Text"><text:span text:style-name="Source_20_Text"/></text:p>
      <text:h text:style-name="P19" text:outline-level="1"><text:bookmark-start text:name="__RefHeading___Toc200_2317330379"/><text:span text:style-name="Source_20_Text">About xmlrpc_client.cpp, testing vpad</text:span><text:bookmark-end text:name="__RefHeading___Toc200_2317330379"/></text:h>
      <text:p text:style-name="P9"><text:span text:style-name="Source_20_Text"/></text:p>
      <text:p text:style-name="P9"><text:span text:style-name="Source_20_Text">This C++ code represents a program for interacting with a remote XML-RPC server. The program performs two main tasks: retrieving an authentication token from the server using a shared private key and then requesting the remote server's version using the obtained authentication token. Below is a detailed breakdown of the code:</text:span></text:p>
      <text:p text:style-name="Horizontal_20_Line"/>
      <text:h text:style-name="Heading_20_3" text:outline-level="3"><text:bookmark-start text:name="__RefHeading___Toc202_2317330379"/>1. <text:span text:style-name="Strong_20_Emphasis">High-Level Overview</text:span><text:bookmark-end text:name="__RefHeading___Toc202_2317330379"/></text:h>
      <text:p text:style-name="Text_20_body">The code implements a client for making XML-RPC calls to a server. It consists of:</text:p>
      <text:list text:style-name="L22">
        <text:list-item>
          <text:p text:style-name="P62"><text:span text:style-name="Strong_20_Emphasis"><text:span text:style-name="Source_20_Text">vpa_call</text:span></text:span><text:span text:style-name="Strong_20_Emphasis"> function:</text:span> Handles making the actual XML-RPC calls by sending the necessary parameters to the server and capturing the response.</text:p>
        </text:list-item>
        <text:list-item>
          <text:p text:style-name="P62"><text:span text:style-name="Strong_20_Emphasis"><text:span text:style-name="Source_20_Text">main</text:span></text:span><text:span text:style-name="Strong_20_Emphasis"> function:</text:span> Orchestrates the entire operation, making two calls:</text:p>
          <text:list>
            <text:list-item>
              <text:p text:style-name="P62">One to get an authentication token.</text:p>
            </text:list-item>
            <text:list-item>
              <text:p text:style-name="P61">Another to fetch version information using the authentication token.</text:p>
            </text:list-item>
          </text:list>
        </text:list-item>
      </text:list>
      <text:p text:style-name="Horizontal_20_Line"/>
      <text:h text:style-name="Heading_20_3" text:outline-level="3"><text:bookmark-start text:name="__RefHeading___Toc204_2317330379"/>2. <text:span text:style-name="Strong_20_Emphasis">Details of Each Part</text:span><text:bookmark-end text:name="__RefHeading___Toc204_2317330379"/></text:h>
      <text:h text:style-name="Heading_20_4" text:outline-level="4"><text:bookmark-start text:name="__RefHeading___Toc206_2317330379"/>2.1 <text:span text:style-name="Strong_20_Emphasis">Global Variables and Include Files</text:span><text:bookmark-end text:name="__RefHeading___Toc206_2317330379"/></text:h>
      <text:p text:style-name="Preformatted_20_Text"/>
      <text:p text:style-name="Preformatted_20_Text"><text:span text:style-name="Source_20_Text"><text:span text:style-name="T6">#include </text:span></text:span><text:span text:style-name="Source_20_Text"><text:span text:style-name="T7">"mwfw2.h"</text:span></text:span></text:p>
      <text:p text:style-name="P7"><text:span text:style-name="Source_20_Text">std::string ssValueRetcode;</text:span></text:p>
      <text:list text:style-name="L23">
        <text:list-item>
          <text:p text:style-name="P64"><text:span text:style-name="Source_20_Text">mwfw2.h</text:span> appears to be a framework or library that provides utilities for working with the program (e.g., shared memory management, constants, etc.).</text:p>
        </text:list-item>
        <text:list-item>
          <text:p text:style-name="P63">A global string variable <text:span text:style-name="Source_20_Text">ssValueRetcode</text:span> stores the return code or result from XML-RPC calls.</text:p>
        </text:list-item>
      </text:list>
      <text:p text:style-name="Horizontal_20_Line"/>
      <text:h text:style-name="Heading_20_4" text:outline-level="4"><text:bookmark-start text:name="__RefHeading___Toc208_2317330379"/>2.2 <text:span text:style-name="Strong_20_Emphasis"><text:span text:style-name="Source_20_Text">vpa_call</text:span></text:span><text:span text:style-name="Strong_20_Emphasis"> Function</text:span><text:bookmark-end text:name="__RefHeading___Toc208_2317330379"/></text:h>
      <text:p text:style-name="Preformatted_20_Text"/>
      <text:p text:style-name="Preformatted_20_Text"><text:span text:style-name="Source_20_Text">std::string vpa_call(vpa_request_t&amp; req) {</text:span></text:p>
      <text:p text:style-name="Preformatted_20_Text"><text:span text:style-name="Source_20_Text"><text:s text:c="2"/></text:span><text:span text:style-name="Source_20_Text"><text:span text:style-name="T8">char </text:span></text:span><text:span text:style-name="Source_20_Text">szPort[</text:span><text:span text:style-name="Source_20_Text"><text:span text:style-name="T9">16</text:span></text:span><text:span text:style-name="Source_20_Text">];</text:span></text:p>
      <text:p text:style-name="Preformatted_20_Text"><text:span text:style-name="Source_20_Text"><text:s text:c="2"/>sprintf(szPort,</text:span><text:span text:style-name="Source_20_Text"><text:span text:style-name="T7">"%d"</text:span></text:span><text:span text:style-name="Source_20_Text">,VPA_PORT);</text:span></text:p>
      <text:p text:style-name="Preformatted_20_Text"><text:span text:style-name="Source_20_Text"><text:s text:c="2"/>std::string ssUrl;</text:span></text:p>
      <text:p text:style-name="Preformatted_20_Text"><text:span text:style-name="Source_20_Text"><text:s text:c="2"/>ssUrl.append(gpSh-&gt;m_pShMemng-&gt;szProtocol);</text:span></text:p>
      <text:p text:style-name="Preformatted_20_Text"><text:span text:style-name="Source_20_Text"><text:s text:c="2"/>ssUrl.append(DANTE_IP_ADDR);</text:span></text:p>
      <text:p text:style-name="Preformatted_20_Text"><text:span text:style-name="Source_20_Text"><text:s text:c="2"/>ssUrl.append(</text:span><text:span text:style-name="Source_20_Text"><text:span text:style-name="T7">":"</text:span></text:span><text:span text:style-name="Source_20_Text">);</text:span></text:p>
      <text:p text:style-name="Preformatted_20_Text"><text:span text:style-name="Source_20_Text"><text:s text:c="2"/>ssUrl.append(szPort);</text:span></text:p>
      <text:p text:style-name="P7"><text:span text:style-name="Source_20_Text"><text:s text:c="2"/>ssUrl.append(</text:span><text:span text:style-name="Source_20_Text"><text:span text:style-name="T7">"/RPC2"</text:span></text:span><text:span text:style-name="Source_20_Text">);</text:span></text:p>
      <text:p text:style-name="Text_20_body"><text:span text:style-name="Strong_20_Emphasis">Purpose:</text:span></text:p>
      <text:list text:style-name="L24">
        <text:list-item>
          <text:p text:style-name="P65"><text:soft-page-break/><text:span text:style-name="Source_20_Text">vpa_call</text:span> communicates with the remote server using XML-RPC, building the server's URL dynamically and sending a structured request.</text:p>
        </text:list-item>
      </text:list>
      <text:p text:style-name="Text_20_body"><text:span text:style-name="Strong_20_Emphasis">Key Points:</text:span></text:p>
      <text:list text:style-name="L25">
        <text:list-item>
          <text:p text:style-name="P67">The server URL is constructed at runtime using values like <text:span text:style-name="Source_20_Text">DANTE_IP_ADDR</text:span> (remote IPv4 address), <text:span text:style-name="Source_20_Text">VPA_PORT</text:span> (predefined port), and protocol (<text:span text:style-name="Source_20_Text">http</text:span> or <text:span text:style-name="Source_20_Text">https</text:span>).</text:p>
        </text:list-item>
        <text:list-item>
          <text:p text:style-name="P67"><text:span text:style-name="Source_20_Text">xmlrpc_c::clientSimple</text:span> (from an XML-RPC C++ library) is used for making the call.</text:p>
        </text:list-item>
        <text:list-item>
          <text:p text:style-name="P67">The <text:span text:style-name="Source_20_Text">myClient.call</text:span> function sends the actual request, with the method name <text:span text:style-name="Source_20_Text">"diagnose"</text:span> and a set of parameters:</text:p>
          <text:list>
            <text:list-item>
              <text:p text:style-name="P67">Integers (<text:span text:style-name="Source_20_Text">req.eReqFunc</text:span>, <text:span text:style-name="Source_20_Text">req.iParm2</text:span>, etc.).</text:p>
            </text:list-item>
            <text:list-item>
              <text:p text:style-name="P67">Strings (<text:span text:style-name="Source_20_Text">req.szAuth</text:span>, <text:span text:style-name="Source_20_Text">req.szParm3</text:span>, etc.).</text:p>
            </text:list-item>
          </text:list>
        </text:list-item>
        <text:list-item>
          <text:p text:style-name="P66">The result returned by the server is stored in a global string (<text:span text:style-name="Source_20_Text">ssValueRetcode</text:span>) after casting it to a string type.</text:p>
        </text:list-item>
      </text:list>
      <text:p text:style-name="Text_20_body"><text:span text:style-name="Strong_20_Emphasis">Error Handling:</text:span></text:p>
      <text:list text:style-name="L26">
        <text:list-item>
          <text:p text:style-name="P68">If exceptions occur during the XML-RPC call, they are caught and logged using <text:span text:style-name="Source_20_Text">std::cerr</text:span>. Unexpected exceptions are also logged.</text:p>
        </text:list-item>
      </text:list>
      <text:p text:style-name="Horizontal_20_Line"/>
      <text:h text:style-name="Heading_20_4" text:outline-level="4"><text:bookmark-start text:name="__RefHeading___Toc210_2317330379"/>2.3 <text:span text:style-name="Strong_20_Emphasis"><text:span text:style-name="Source_20_Text">main</text:span></text:span><text:span text:style-name="Strong_20_Emphasis"> Function</text:span><text:bookmark-end text:name="__RefHeading___Toc210_2317330379"/></text:h>
      <text:p text:style-name="Text_20_body">The <text:span text:style-name="Source_20_Text">main</text:span> function orchestrates the entire workflow.</text:p>
      <text:p text:style-name="Text_20_body"><text:span text:style-name="Strong_20_Emphasis">Initialization:</text:span></text:p>
      <text:p text:style-name="Preformatted_20_Text"/>
      <text:p text:style-name="Preformatted_20_Text"><text:span text:style-name="Source_20_Text">mwfw2 * pMwFw = </text:span><text:span text:style-name="Source_20_Text"><text:span text:style-name="T8">new </text:span></text:span><text:span text:style-name="Source_20_Text">mwfw2(__FILE__,__FUNCTION__);</text:span></text:p>
      <text:p text:style-name="Preformatted_20_Text"><text:span text:style-name="Source_20_Text"><text:span text:style-name="T8">if </text:span></text:span><text:span text:style-name="Source_20_Text">(argc-</text:span><text:span text:style-name="Source_20_Text"><text:span text:style-name="T9">1 </text:span></text:span><text:span text:style-name="Source_20_Text">&gt; </text:span><text:span text:style-name="Source_20_Text"><text:span text:style-name="T9">0</text:span></text:span><text:span text:style-name="Source_20_Text">) {</text:span></text:p>
      <text:p text:style-name="Preformatted_20_Text"><text:span text:style-name="Source_20_Text"><text:s text:c="4"/>cerr &lt;&lt; </text:span><text:span text:style-name="Source_20_Text"><text:span text:style-name="T7">"This program has no arguments" </text:span></text:span><text:span text:style-name="Source_20_Text">&lt;&lt; endl;</text:span></text:p>
      <text:p text:style-name="Preformatted_20_Text"><text:span text:style-name="Source_20_Text"><text:s text:c="4"/>exit(</text:span><text:span text:style-name="Source_20_Text"><text:span text:style-name="T9">1</text:span></text:span><text:span text:style-name="Source_20_Text">);</text:span></text:p>
      <text:p text:style-name="P7"><text:span text:style-name="Source_20_Text">}</text:span></text:p>
      <text:list text:style-name="L27">
        <text:list-item>
          <text:p text:style-name="P70">A pointer to an <text:span text:style-name="Source_20_Text">mwfw2</text:span> object (<text:span text:style-name="Source_20_Text">pMwFw</text:span>) is initialized, likely to set up the framework's basic services, logging, or shared functionality.</text:p>
        </text:list-item>
        <text:list-item>
          <text:p text:style-name="P69">If any arguments are passed to the program (which is not expected), it terminates with an error message.</text:p>
        </text:list-item>
      </text:list>
      <text:p text:style-name="Horizontal_20_Line"/>
      <text:h text:style-name="Heading_20_4" text:outline-level="4"><text:bookmark-start text:name="__RefHeading___Toc212_2317330379"/><text:span text:style-name="Strong_20_Emphasis">First RPC Call: Request Authentication Token</text:span><text:bookmark-end text:name="__RefHeading___Toc212_2317330379"/></text:h>
      <text:p text:style-name="Preformatted_20_Text"/>
      <text:p text:style-name="Preformatted_20_Text"><text:span text:style-name="Source_20_Text">vpa_request_t reqAuth;</text:span></text:p>
      <text:p text:style-name="Preformatted_20_Text"><text:span text:style-name="Source_20_Text">strcpy(reqAuth.szRemoteHost,gpSh-&gt;m_pShMemng-&gt;szRemoteAddr);</text:span></text:p>
      <text:p text:style-name="Preformatted_20_Text"><text:span text:style-name="Source_20_Text">reqAuth.eReqFunc = VPAD_REQ_AUTH;</text:span></text:p>
      <text:p text:style-name="Preformatted_20_Text"><text:span text:style-name="Source_20_Text">reqAuth.iParm2 = </text:span><text:span text:style-name="Source_20_Text"><text:span text:style-name="T9">0</text:span></text:span><text:span text:style-name="Source_20_Text">;</text:span></text:p>
      <text:p text:style-name="Preformatted_20_Text"><text:span text:style-name="Source_20_Text">reqAuth.eParm3Type = VPAD_TYPE_NONE;</text:span></text:p>
      <text:p text:style-name="Preformatted_20_Text"><text:span text:style-name="Source_20_Text">reqAuth.eParm4Type = VPAD_TYPE_NONE;</text:span></text:p>
      <text:p text:style-name="Preformatted_20_Text"><text:span text:style-name="Source_20_Text">strcpy(reqAuth.szAuth,VPA_RPC_PSK);</text:span></text:p>
      <text:p text:style-name="Preformatted_20_Text"><text:span text:style-name="Source_20_Text">std::string ssReturn = vpa_call(reqAuth);</text:span></text:p>
      <text:p text:style-name="Preformatted_20_Text"><text:span text:style-name="Source_20_Text">strcpy(gpSh-&gt;m_pShMemng-&gt;szRemoteAuth,ssReturn.c_str());</text:span></text:p>
      <text:p text:style-name="P7"><text:span text:style-name="Source_20_Text">std::cout &lt;&lt; </text:span><text:span text:style-name="Source_20_Text"><text:span text:style-name="T7">"Remote Auth Token is: " </text:span></text:span><text:span text:style-name="Source_20_Text">&lt;&lt; ssReturn &lt;&lt; std::endl;</text:span></text:p>
      <text:list text:style-name="L28">
        <text:list-item>
          <text:p text:style-name="P72"><text:soft-page-break/>A <text:span text:style-name="Source_20_Text">vpa_request_t</text:span> structure (<text:span text:style-name="Source_20_Text">reqAuth</text:span>) is initialized to store arguments for the XML-RPC request:</text:p>
          <text:list>
            <text:list-item>
              <text:p text:style-name="P72">Host details (<text:span text:style-name="Source_20_Text">szRemoteHost</text:span>).</text:p>
            </text:list-item>
            <text:list-item>
              <text:p text:style-name="P72">Request type (<text:span text:style-name="Source_20_Text">eReqFunc</text:span>) set to <text:span text:style-name="Source_20_Text">VPAD_REQ_AUTH</text:span> (likely an enumeration for requesting the auth token).</text:p>
            </text:list-item>
            <text:list-item>
              <text:p text:style-name="P72">Parameter types and values (<text:span text:style-name="Source_20_Text">eParm3Type</text:span>, <text:span text:style-name="Source_20_Text">eParm4Type</text:span>) are set to <text:span text:style-name="Source_20_Text">VPAD_TYPE_NONE</text:span> (indicating no parameters for these fields).</text:p>
            </text:list-item>
            <text:list-item>
              <text:p text:style-name="P72">Shared private key for authentication (<text:span text:style-name="Source_20_Text">szAuth</text:span>) is copied from a constant <text:span text:style-name="Source_20_Text">VPA_RPC_PSK</text:span>.</text:p>
            </text:list-item>
          </text:list>
        </text:list-item>
        <text:list-item>
          <text:p text:style-name="P72">The <text:span text:style-name="Source_20_Text">vpa_call</text:span> function is invoked, and the authentication token is retrieved (<text:span text:style-name="Source_20_Text">ssReturn</text:span>).</text:p>
        </text:list-item>
        <text:list-item>
          <text:p text:style-name="P71">The token is saved in a shared memory location (<text:span text:style-name="Source_20_Text">gpSh-&gt;m_pShMemng-&gt;szRemoteAuth</text:span>) for future use.</text:p>
        </text:list-item>
      </text:list>
      <text:p text:style-name="Horizontal_20_Line"/>
      <text:h text:style-name="Heading_20_4" text:outline-level="4"><text:bookmark-start text:name="__RefHeading___Toc214_2317330379"/><text:span text:style-name="Strong_20_Emphasis">Second RPC Call: Request Version Information</text:span><text:bookmark-end text:name="__RefHeading___Toc214_2317330379"/></text:h>
      <text:p text:style-name="Preformatted_20_Text"/>
      <text:p text:style-name="Preformatted_20_Text"><text:span text:style-name="Source_20_Text">vpa_request_t reqVer;</text:span></text:p>
      <text:p text:style-name="Preformatted_20_Text"><text:span text:style-name="Source_20_Text">strcpy(reqVer.szRemoteHost,gpSh-&gt;m_pShMemng-&gt;szRemoteAddr);</text:span></text:p>
      <text:p text:style-name="Preformatted_20_Text"><text:span text:style-name="Source_20_Text">reqVer.eReqFunc = VPAD_REQ_VERSION;</text:span></text:p>
      <text:p text:style-name="Preformatted_20_Text"><text:span text:style-name="Source_20_Text">reqVer.iParm2 = </text:span><text:span text:style-name="Source_20_Text"><text:span text:style-name="T9">0</text:span></text:span><text:span text:style-name="Source_20_Text">;</text:span></text:p>
      <text:p text:style-name="Preformatted_20_Text"><text:span text:style-name="Source_20_Text">reqVer.eParm3Type = VPAD_TYPE_NONE;</text:span></text:p>
      <text:p text:style-name="Preformatted_20_Text"><text:span text:style-name="Source_20_Text">reqVer.eParm4Type = VPAD_TYPE_NONE;</text:span></text:p>
      <text:p text:style-name="Preformatted_20_Text"><text:span text:style-name="Source_20_Text">strcpy(reqVer.szAuth,gpSh-&gt;m_pShMemng-&gt;szRemoteAuth);</text:span></text:p>
      <text:p text:style-name="Preformatted_20_Text"><text:span text:style-name="Source_20_Text">ssReturn = vpa_call(reqVer);</text:span></text:p>
      <text:p text:style-name="Preformatted_20_Text"><text:span text:style-name="Source_20_Text">strcpy(gpSh-&gt;m_pShMemng-&gt;szRemoteVersion,ssReturn.c_str());</text:span></text:p>
      <text:p text:style-name="P7"><text:span text:style-name="Source_20_Text">std::cout &lt;&lt; </text:span><text:span text:style-name="Source_20_Text"><text:span text:style-name="T7">"Remote Version is: <text:s text:c="3"/>" </text:span></text:span><text:span text:style-name="Source_20_Text">&lt;&lt; ssReturn &lt;&lt; std::endl;</text:span></text:p>
      <text:list text:style-name="L29">
        <text:list-item>
          <text:p text:style-name="P74">Another <text:span text:style-name="Source_20_Text">vpa_request_t</text:span> structure (<text:span text:style-name="Source_20_Text">reqVer</text:span>) is initialized for the version request.</text:p>
        </text:list-item>
        <text:list-item>
          <text:p text:style-name="P74">The request type (<text:span text:style-name="Source_20_Text">eReqFunc</text:span>) is set to <text:span text:style-name="Source_20_Text">VPAD_REQ_VERSION</text:span>.</text:p>
        </text:list-item>
        <text:list-item>
          <text:p text:style-name="P74">The obtained authentication token (<text:span text:style-name="Source_20_Text">szAuth</text:span>) is attached to the request.</text:p>
        </text:list-item>
        <text:list-item>
          <text:p text:style-name="P73">The <text:span text:style-name="Source_20_Text">vpa_call</text:span> function makes the request, and the version is saved and displayed.</text:p>
        </text:list-item>
      </text:list>
      <text:p text:style-name="Horizontal_20_Line"/>
      <text:h text:style-name="Heading_20_3" text:outline-level="3"><text:bookmark-start text:name="__RefHeading___Toc216_2317330379"/>3. <text:span text:style-name="Strong_20_Emphasis">Concepts and Design Patterns Used</text:span><text:bookmark-end text:name="__RefHeading___Toc216_2317330379"/></text:h>
      <text:list text:style-name="L30">
        <text:list-item>
          <text:p text:style-name="P76"><text:span text:style-name="Strong_20_Emphasis">Encapsulation via </text:span><text:span text:style-name="Strong_20_Emphasis"><text:span text:style-name="Source_20_Text">vpa_call</text:span></text:span><text:span text:style-name="Strong_20_Emphasis">:</text:span> The <text:span text:style-name="Source_20_Text">vpa_call</text:span> function abstracts the complexity of preparing and sending XML-RPC calls.</text:p>
        </text:list-item>
        <text:list-item>
          <text:p text:style-name="P76"><text:span text:style-name="Strong_20_Emphasis">Shared Memory Usage:</text:span> The program employs a global/shared memory area (likely through <text:span text:style-name="Source_20_Text">gpSh</text:span> and <text:span text:style-name="Source_20_Text">m_pShMemng</text:span>) to persist server-related details like hostnames, tokens, etc.</text:p>
        </text:list-item>
        <text:list-item>
          <text:p text:style-name="P76"><text:span text:style-name="Strong_20_Emphasis">Dynamic URL Construction:</text:span> The URL is built dynamically using predefined constants and configuration details (<text:span text:style-name="Source_20_Text">szProtocol</text:span>, <text:span text:style-name="Source_20_Text">DANTE_IP_ADDR</text:span>, <text:span text:style-name="Source_20_Text">VPA_PORT</text:span>).</text:p>
        </text:list-item>
        <text:list-item>
          <text:p text:style-name="P76"><text:span text:style-name="Strong_20_Emphasis">Error Handling:</text:span> Exceptions during network communication (e.g., XML-RPC errors) are properly caught and logged.</text:p>
        </text:list-item>
        <text:list-item>
          <text:p text:style-name="P75"><text:span text:style-name="Strong_20_Emphasis">Code Organization:</text:span> The core XML-RPC logic resides in <text:span text:style-name="Source_20_Text">vpa_call</text:span>, while <text:span text:style-name="Source_20_Text">main</text:span> focuses on high-level application logic.</text:p>
        </text:list-item>
      </text:list>
      <text:p text:style-name="Horizontal_20_Line"/>
      <text:h text:style-name="Heading_20_3" text:outline-level="3"><text:bookmark-start text:name="__RefHeading___Toc218_2317330379"/><text:soft-page-break/>4. <text:span text:style-name="Strong_20_Emphasis">Output Examples</text:span><text:bookmark-end text:name="__RefHeading___Toc218_2317330379"/></text:h>
      <text:list text:style-name="L31">
        <text:list-item>
          <text:p text:style-name="P77">If successful:</text:p>
        </text:list-item>
      </text:list>
      <text:p text:style-name="Preformatted_20_Text"/>
      <text:p text:style-name="Preformatted_20_Text"><text:span text:style-name="Source_20_Text"><text:s text:c="3"/>Remote Auth Token is: AUTH12345</text:span></text:p>
      <text:p text:style-name="P7"><text:span text:style-name="Source_20_Text"><text:s text:c="3"/>Remote Version is: <text:s text:c="3"/>1.0.0</text:span></text:p>
      <text:list text:style-name="L32">
        <text:list-item>
          <text:p text:style-name="P78">If an error occurs during an XML-RPC call:</text:p>
        </text:list-item>
      </text:list>
      <text:p text:style-name="Preformatted_20_Text"/>
      <text:p text:style-name="P7"><text:span text:style-name="Source_20_Text"><text:s text:c="3"/>Client threw error: &lt;error details&gt;</text:span></text:p>
      <text:p text:style-name="Horizontal_20_Line"/>
      <text:h text:style-name="Heading_20_3" text:outline-level="3"><text:bookmark-start text:name="__RefHeading___Toc220_2317330379"/>5. <text:span text:style-name="Strong_20_Emphasis">Potential Use Case</text:span><text:bookmark-end text:name="__RefHeading___Toc220_2317330379"/></text:h>
      <text:p text:style-name="Text_20_body">The program is likely part of a Virtual <text:span text:style-name="T11">Protocol Adapter</text:span> (VPA) system, where remote XML-RPC calls are used to:</text:p>
      <text:list text:style-name="L33">
        <text:list-item>
          <text:p text:style-name="P80">Authenticate a client using private keys.</text:p>
        </text:list-item>
        <text:list-item>
          <text:p text:style-name="P79">Query system/version information from a remote server.</text:p>
        </text:list-item>
      </text:list>
      <text:p text:style-name="Text_20_body">It serves as a client-side implementation for remotely communicating with and managing automated processes.</text:p>
      <text:p text:style-name="P9"><text:span text:style-name="Source_20_Text"/></text:p>
      <text:h text:style-name="P19" text:outline-level="1"><text:bookmark-start text:name="__RefHeading___Toc2145_1518828540"/><text:span text:style-name="Source_20_Text">About the xmlrpc_inetd_server.</text:span><text:span text:style-name="Source_20_Text"><text:span text:style-name="T11">cpp</text:span></text:span><text:bookmark-end text:name="__RefHeading___Toc2145_1518828540"/></text:h>
      <text:h text:style-name="Heading_20_3" text:outline-level="3"><text:bookmark-start text:name="__RefHeading___Toc2147_1518828540"/><text:span text:style-name="Strong_20_Emphasis">Overview</text:span><text:bookmark-end text:name="__RefHeading___Toc2147_1518828540"/></text:h>
      <text:p text:style-name="Text_20_body">The code is part of an XML-RPC-based application, derived from an example in the <text:span text:style-name="Source_20_Text">xmlrpc-c</text:span> library. It defines a custom XML-RPC method (<text:span text:style-name="Source_20_Text">diagnoseMethod</text:span>) and sets up a server (<text:span text:style-name="Source_20_Text">xmlrpc_c::serverAbyss</text:span>) capable of receiving and executing requests over HTTP. The primary use case appears to be diagnostics and management of a system, offering functionalities like version retrieval, authentication, and system termination.</text:p>
      <text:p text:style-name="P16">There are two ways that RPC services can be provided by the framework.</text:p>
      <text:p text:style-name="P16">1. The vpad.cpp executable can be spawned by clicking on the Start VPAD button in the web interface. This forks an XMLRPC responder that stays resident until terminated.</text:p>
      <text:p text:style-name="P16">2. The xmlrpc_inetd_server.cpp executable can be spawned by the xinetd daemon when a requests arrives on port 5164.</text:p>
      <text:p text:style-name="P16">The /etc/xinetd.d/vpa configuration file determines which method is used to service XMLRPC calls to the VPA port. The pros and cons are as follows.</text:p>
      <text:p text:style-name="P16">The xmlrpc_inetd_server method is a little cleaner in that you don’t have to start the VPA daemon manually prior to calling it. You also don’t have to terminate it manually when you are done with it. The xinetd daemon spawns the service process each time a request arrives at the VPA port. This does have higher overhead in the the process has to get loaded each time for use. Each instance lasts for one XMLRPC call then the process ends.</text:p>
      <text:p text:style-name="P16">The vpad daemon method is a little more efficient in that once the process gets loaded, the abyss server stays resident, listening to the VPA port for further requests.</text:p>
      <text:p text:style-name="P15"/>
      <text:p text:style-name="P14"/>
      <text:h text:style-name="Heading_20_3" text:outline-level="3"><text:bookmark-start text:name="__RefHeading___Toc2149_1518828540"/><text:span text:style-name="Strong_20_Emphasis">Global Objects</text:span><text:bookmark-end text:name="__RefHeading___Toc2149_1518828540"/></text:h>
      <text:h text:style-name="Heading_20_4" text:outline-level="4"><text:bookmark-start text:name="__RefHeading___Toc2151_1518828540"/><text:span text:style-name="Strong_20_Emphasis"><text:span text:style-name="Source_20_Text">vpad_req_names</text:span></text:span><text:span text:style-name="Strong_20_Emphasis"> and </text:span><text:span text:style-name="Strong_20_Emphasis"><text:span text:style-name="Source_20_Text">vpad_type_names</text:span></text:span><text:bookmark-end text:name="__RefHeading___Toc2151_1518828540"/></text:h>
      <text:list text:style-name="L34">
        <text:list-item>
          <text:p text:style-name="P81"><text:span text:style-name="Strong_20_Emphasis"><text:span text:style-name="Source_20_Text">vpad_req_names</text:span></text:span><text:span text:style-name="Strong_20_Emphasis"> </text:span>:</text:p>
          <text:list>
            <text:list-item>
              <text:p text:style-name="P82">An array of string constants, representing the possible request types the server can handle. </text:p>
            </text:list-item>
            <text:list-item>
              <text:p text:style-name="P82">Used to identify requests sent to the server, like <text:span text:style-name="Source_20_Text">"VERSION"</text:span>, <text:span text:style-name="Source_20_Text">"AUTH"</text:span>, <text:span text:style-name="Source_20_Text">"PARMS"</text:span>, etc. </text:p>
            </text:list-item>
          </text:list>
        </text:list-item>
        <text:list-item>
          <text:p text:style-name="P81"><text:span text:style-name="Strong_20_Emphasis"><text:span text:style-name="Source_20_Text">vpad_type_names</text:span></text:span><text:span text:style-name="Strong_20_Emphasis"> </text:span>:</text:p>
          <text:list>
            <text:list-item>
              <text:p text:style-name="P82">Another array of strings that maps variable parameter types to their respective names. For example, <text:span text:style-name="Source_20_Text">"NONE"</text:span>, <text:span text:style-name="Source_20_Text">"INT"</text:span>, <text:span text:style-name="Source_20_Text">"STRING"</text:span>, etc. </text:p>
            </text:list-item>
            <text:list-item>
              <text:p text:style-name="P81">Provides human-readable labels for types used in server processing and logging. </text:p>
            </text:list-item>
          </text:list>
        </text:list-item>
      </text:list>
      <text:p text:style-name="Horizontal_20_Line"/>
      <text:p text:style-name="Horizontal_20_Line"/>
      <text:h text:style-name="Heading_20_3" text:outline-level="3"><text:bookmark-start text:name="__RefHeading___Toc2153_1518828540"/><text:span text:style-name="Strong_20_Emphasis"><text:span text:style-name="Source_20_Text">diagnoseMethod</text:span></text:span><text:span text:style-name="Strong_20_Emphasis"> Class</text:span><text:bookmark-end text:name="__RefHeading___Toc2153_1518828540"/></text:h>
      <text:p text:style-name="Text_20_body"><text:span text:style-name="Source_20_Text">diagnoseMethod</text:span> is a custom XML-RPC method derived from the <text:span text:style-name="Source_20_Text">xmlrpc_c::method</text:span> class. This class overrides the <text:span text:style-name="Source_20_Text">execute</text:span> method to handle specific requests and provide responses.</text:p>
      <text:h text:style-name="Heading_20_4" text:outline-level="4"><text:bookmark-start text:name="__RefHeading___Toc2155_1518828540"/><text:span text:style-name="Strong_20_Emphasis">Constructor</text:span><text:bookmark-end text:name="__RefHeading___Toc2155_1518828540"/></text:h>
      <text:list text:style-name="L35">
        <text:list-item>
          <text:p text:style-name="P84">Initializes metadata (<text:span text:style-name="Source_20_Text">_signature</text:span> and <text:span text:style-name="Source_20_Text">_help</text:span>). These define: </text:p>
          <text:list>
            <text:list-item>
              <text:p text:style-name="P84"><text:span text:style-name="Strong_20_Emphasis"><text:span text:style-name="Source_20_Text">_signature</text:span></text:span><text:span text:style-name="Strong_20_Emphasis"> </text:span>: The format of arguments (<text:span text:style-name="Source_20_Text">s:iiisiss</text:span> means a string result from integers and strings). </text:p>
            </text:list-item>
            <text:list-item>
              <text:p text:style-name="P83"><text:span text:style-name="Strong_20_Emphasis"><text:span text:style-name="Source_20_Text">_help</text:span></text:span><text:span text:style-name="Strong_20_Emphasis"> </text:span>: Documentation for the method, accessible by clients querying the server's capabilities. </text:p>
            </text:list-item>
          </text:list>
        </text:list-item>
      </text:list>
      <text:h text:style-name="Heading_20_4" text:outline-level="4"><text:bookmark-start text:name="__RefHeading___Toc2157_1518828540"/><text:span text:style-name="Strong_20_Emphasis"><text:span text:style-name="Source_20_Text">execute</text:span></text:span><text:span text:style-name="Strong_20_Emphasis"> Method</text:span><text:bookmark-end text:name="__RefHeading___Toc2157_1518828540"/></text:h>
      <text:p text:style-name="Text_20_body">The <text:span text:style-name="Source_20_Text">execute</text:span> method processes incoming XML-RPC requests and responds based on the request type.</text:p>
      <text:list text:style-name="L36">
        <text:list-item>
          <text:p text:style-name="P85"><text:span text:style-name="Strong_20_Emphasis">Parameter Parsing</text:span>:</text:p>
          <text:list>
            <text:list-item>
              <text:p text:style-name="P86">Expects a series of parameters (<text:span text:style-name="Source_20_Text">int</text:span>, <text:span text:style-name="Source_20_Text">string</text:span>) passed via XML-RPC, including: </text:p>
              <text:list>
                <text:list-item>
                  <text:p text:style-name="P86">Request type (<text:span text:style-name="Source_20_Text">iParm1</text:span>): Maps to <text:span text:style-name="Source_20_Text">vpad_req_names[]</text:span>. </text:p>
                </text:list-item>
                <text:list-item>
                  <text:p text:style-name="P86">Authentication token (<text:span text:style-name="Source_20_Text">ssAuth</text:span>). </text:p>
                </text:list-item>
                <text:list-item>
                  <text:p text:style-name="P86">Other parameters (<text:span text:style-name="Source_20_Text">iParm2</text:span>, <text:span text:style-name="Source_20_Text">ssParm3</text:span>, etc.). </text:p>
                </text:list-item>
              </text:list>
            </text:list-item>
            <text:list-item>
              <text:p text:style-name="P86">Validates the parameter count using <text:span text:style-name="Source_20_Text">paramList.verifyEnd</text:span>. </text:p>
            </text:list-item>
          </text:list>
        </text:list-item>
        <text:list-item>
          <text:p text:style-name="P85"><text:span text:style-name="Strong_20_Emphasis">Payload Logging</text:span>:</text:p>
          <text:list>
            <text:list-item>
              <text:p text:style-name="P86">Constructs a detailed log using <text:span text:style-name="Source_20_Text">sprintf</text:span> to record the request details. Logs string representations of parameter types and their values for debugging and auditing. </text:p>
            </text:list-item>
          </text:list>
        </text:list-item>
        <text:list-item>
          <text:p text:style-name="P85"><text:span text:style-name="Strong_20_Emphasis">Request Handling</text:span>:</text:p>
          <text:list>
            <text:list-item>
              <text:p text:style-name="P86"><text:soft-page-break/>Processes different request types via a <text:span text:style-name="Source_20_Text">switch</text:span> statement. Supported requests include: </text:p>
              <text:list>
                <text:list-item>
                  <text:p text:style-name="P86"><text:span text:style-name="Strong_20_Emphasis"><text:span text:style-name="Source_20_Text">VPAD_REQ_VERSION</text:span></text:span><text:span text:style-name="Strong_20_Emphasis"> </text:span>: </text:p>
                  <text:list>
                    <text:list-item>
                      <text:p text:style-name="P86">Returns the system's version (<text:span text:style-name="Source_20_Text">RVERSION_STRING_LONG</text:span>) if authentication succeeds. </text:p>
                    </text:list-item>
                    <text:list-item>
                      <text:p text:style-name="P86">If authentication fails, imposes a delay (<text:span text:style-name="Source_20_Text">sleep(10)</text:span>) to deter brute force attacks and returns an error. </text:p>
                    </text:list-item>
                  </text:list>
                </text:list-item>
                <text:list-item>
                  <text:p text:style-name="P86"><text:span text:style-name="Strong_20_Emphasis"><text:span text:style-name="Source_20_Text">VPAD_REQ_AUTH</text:span></text:span><text:span text:style-name="Strong_20_Emphasis"> </text:span>: </text:p>
                  <text:list>
                    <text:list-item>
                      <text:p text:style-name="P86">Verifies a pre-shared key (<text:span text:style-name="Source_20_Text">VPA_RPC_PSK</text:span>) to issue an authentication token (<text:span text:style-name="Source_20_Text">szRpcUuid</text:span>). </text:p>
                    </text:list-item>
                    <text:list-item>
                      <text:p text:style-name="P86">Similar delay for failed attempts. </text:p>
                    </text:list-item>
                  </text:list>
                </text:list-item>
                <text:list-item>
                  <text:p text:style-name="P86"><text:span text:style-name="Strong_20_Emphasis"><text:span text:style-name="Source_20_Text">VPAD_REQ_PARMS</text:span></text:span><text:span text:style-name="Strong_20_Emphasis"> </text:span>: </text:p>
                  <text:list>
                    <text:list-item>
                      <text:p text:style-name="P86">If authenticated, returns the serialized payload string (<text:span text:style-name="Source_20_Text">szPayload</text:span>); otherwise, delays the response and returns an error. </text:p>
                    </text:list-item>
                  </text:list>
                </text:list-item>
                <text:list-item>
                  <text:p text:style-name="P86"><text:span text:style-name="Strong_20_Emphasis"><text:span text:style-name="Source_20_Text">VPAD_REQ_TERM</text:span></text:span><text:span text:style-name="Strong_20_Emphasis"> </text:span>: </text:p>
                  <text:list>
                    <text:list-item>
                      <text:p text:style-name="P86">Triggers server shutdown after informing the client that the system is terminating. </text:p>
                    </text:list-item>
                  </text:list>
                </text:list-item>
                <text:list-item>
                  <text:p text:style-name="P86"><text:span text:style-name="Strong_20_Emphasis">Default Case</text:span>: </text:p>
                  <text:list>
                    <text:list-item>
                      <text:p text:style-name="P85">Handles unrecognized request types by returning <text:span text:style-name="Source_20_Text">"Unknown Request"</text:span>. </text:p>
                    </text:list-item>
                  </text:list>
                </text:list-item>
              </text:list>
            </text:list-item>
          </text:list>
        </text:list-item>
      </text:list>
      <text:p text:style-name="Horizontal_20_Line"/>
      <text:p text:style-name="Horizontal_20_Line"/>
      <text:h text:style-name="Heading_20_3" text:outline-level="3"><text:bookmark-start text:name="__RefHeading___Toc2159_1518828540"/><text:span text:style-name="Strong_20_Emphasis">Security Features</text:span><text:bookmark-end text:name="__RefHeading___Toc2159_1518828540"/></text:h>
      <text:list text:style-name="L37">
        <text:list-item>
          <text:p text:style-name="P87"><text:span text:style-name="Strong_20_Emphasis">Authentication</text:span>:</text:p>
          <text:list>
            <text:list-item>
              <text:p text:style-name="P88">Validates clients using an authentication token (<text:span text:style-name="Source_20_Text">ssAuth</text:span>) or a pre-shared key (<text:span text:style-name="Source_20_Text">VPA_RPC_PSK</text:span>). </text:p>
            </text:list-item>
            <text:list-item>
              <text:p text:style-name="P88">Sensitive responses (like version information) are blocked without proper authentication. </text:p>
            </text:list-item>
          </text:list>
        </text:list-item>
        <text:list-item>
          <text:p text:style-name="P87"><text:span text:style-name="Strong_20_Emphasis">Brute Force Mitigation</text:span>:</text:p>
          <text:list>
            <text:list-item>
              <text:p text:style-name="P88">Adds a <text:span text:style-name="Source_20_Text">10-second</text:span> delay for invalid authentication attempts to penalize attackers. </text:p>
            </text:list-item>
          </text:list>
        </text:list-item>
        <text:list-item>
          <text:p text:style-name="P87"><text:span text:style-name="Strong_20_Emphasis">Audit Logs</text:span>:</text:p>
          <text:list>
            <text:list-item>
              <text:p text:style-name="P87">Logs every request and its parameters to a centralized system log (<text:span text:style-name="Source_20_Text">gpSysLog</text:span>). </text:p>
            </text:list-item>
          </text:list>
        </text:list-item>
      </text:list>
      <text:p text:style-name="Horizontal_20_Line"/>
      <text:p text:style-name="Horizontal_20_Line"/>
      <text:h text:style-name="Heading_20_3" text:outline-level="3"><text:bookmark-start text:name="__RefHeading___Toc2161_1518828540"/><text:span text:style-name="Strong_20_Emphasis">Main Function</text:span><text:bookmark-end text:name="__RefHeading___Toc2161_1518828540"/></text:h>
      <text:p text:style-name="Text_20_body">Although the main function is partially shown, its purpose is to:</text:p>
      <text:list text:style-name="L38">
        <text:list-item>
          <text:p text:style-name="P89"><text:span text:style-name="Strong_20_Emphasis">Initialize Server Environment</text:span>:</text:p>
          <text:list>
            <text:list-item>
              <text:p text:style-name="P90">Likely uses the <text:span text:style-name="Source_20_Text">mwfw2</text:span> object for setup. </text:p>
            </text:list-item>
          </text:list>
        </text:list-item>
        <text:list-item>
          <text:p text:style-name="P89"><text:soft-page-break/><text:span text:style-name="Strong_20_Emphasis">Register Methods</text:span>:</text:p>
          <text:list>
            <text:list-item>
              <text:p text:style-name="P90">Adds <text:span text:style-name="Source_20_Text">diagnoseMethod</text:span> to the <text:span text:style-name="Source_20_Text">xmlrpc_c::registry</text:span>. This registration maps XML-RPC method calls to <text:span text:style-name="Source_20_Text">diagnose</text:span>. </text:p>
            </text:list-item>
          </text:list>
        </text:list-item>
        <text:list-item>
          <text:p text:style-name="P89"><text:span text:style-name="Strong_20_Emphasis">Start Server</text:span>:</text:p>
          <text:list>
            <text:list-item>
              <text:p text:style-name="P90">Configures an Abyss (HTTP-based) server with the registry to listen for incoming HTTP POST requests. </text:p>
            </text:list-item>
            <text:list-item>
              <text:p text:style-name="P89">Suggests the server is designed to run in an "inetd-like" mode (facilitating such requests via system-standard input). </text:p>
            </text:list-item>
          </text:list>
        </text:list-item>
      </text:list>
      <text:p text:style-name="Horizontal_20_Line"/>
      <text:p text:style-name="Horizontal_20_Line"/>
      <text:h text:style-name="Heading_20_3" text:outline-level="3"><text:bookmark-start text:name="__RefHeading___Toc2163_1518828540"/><text:span text:style-name="Strong_20_Emphasis">Key Points to Note</text:span><text:bookmark-end text:name="__RefHeading___Toc2163_1518828540"/></text:h>
      <text:list text:style-name="L39">
        <text:list-item>
          <text:p text:style-name="P92"><text:span text:style-name="Strong_20_Emphasis">Use of XML-RPC</text:span>: This showcases a lightweight, procedural way to handle remote procedure calls (RPCs) over HTTP. </text:p>
        </text:list-item>
        <text:list-item>
          <text:p text:style-name="P92"><text:span text:style-name="Strong_20_Emphasis">Modularity</text:span>: The use of <text:span text:style-name="Source_20_Text">xmlrpc_c::method</text:span> and <text:span text:style-name="Source_20_Text">xmlrpc_c::serverAbyss</text:span> keeps implementations clean and modular. </text:p>
        </text:list-item>
        <text:list-item>
          <text:p text:style-name="P91"><text:span text:style-name="Strong_20_Emphasis">Practical Security</text:span>: The addition of authentication and time penalties makes this suitable for deployment in moderately secure environments. </text:p>
        </text:list-item>
      </text:list>
      <text:p text:style-name="Horizontal_20_Line"/>
      <text:p text:style-name="Horizontal_20_Line"/>
      <text:h text:style-name="Heading_20_3" text:outline-level="3"><text:bookmark-start text:name="__RefHeading___Toc2165_1518828540"/><text:span text:style-name="Strong_20_Emphasis">Code Summary</text:span><text:bookmark-end text:name="__RefHeading___Toc2165_1518828540"/></text:h>
      <text:p text:style-name="Text_20_body">The code implements an XML-RPC server that securely manages requests for various diagnostic and operational tasks. Key features include structured request handling (<text:span text:style-name="Source_20_Text">diagnoseMethod</text:span>), robust logging, authentication, and mitigation against brute force attacks. It uses the <text:span text:style-name="Source_20_Text">xmlrpc-c</text:span> library extensively and demonstrates good practices in modularity and security.</text:p>
      <text:p text:style-name="Text_20_body"><text:span text:style-name="Source_20_Text"/></text:p>
      <text:h text:style-name="P19" text:outline-level="1"><text:bookmark-start text:name="__RefHeading___Toc2167_1518828540"/><text:span text:style-name="Strong_20_Emphasis">About the <text:s/>vpad.cpp VPA server daemon</text:span><text:bookmark-end text:name="__RefHeading___Toc2167_1518828540"/></text:h>
      <text:p text:style-name="Text_20_body">This code is part of a C++ program designed to implement an XML-RPC server (<text:span text:style-name="Source_20_Text">vpad</text:span> application). It defines a custom XML-RPC method (<text:span text:style-name="Source_20_Text">diagnoseMethod</text:span>) and integrates it with the <text:span text:style-name="Source_20_Text">xmlrpc-c</text:span> library. The program initializes shared memory, logs runtime state, and handles both parent and child process functionalities after a fork.</text:p>
      <text:p text:style-name="Horizontal_20_Line"/>
      <text:p text:style-name="Horizontal_20_Line"/>
      <text:h text:style-name="Heading_20_3" text:outline-level="3"><text:bookmark-start text:name="__RefHeading___Toc2169_1518828540"/><text:span text:style-name="Strong_20_Emphasis">Key Components</text:span><text:bookmark-end text:name="__RefHeading___Toc2169_1518828540"/></text:h>
      <text:list text:style-name="L40">
        <text:list-item>
          <text:h text:style-name="P23" text:outline-level="4"><text:bookmark-start text:name="__RefHeading___Toc2171_1518828540"/><text:span text:style-name="Strong_20_Emphasis">Headers and Definitions</text:span><text:bookmark-end text:name="__RefHeading___Toc2171_1518828540"/></text:h>
          <text:list>
            <text:list-item>
              <text:p text:style-name="P94">The program uses several key library headers: </text:p>
              <text:list>
                <text:list-item>
                  <text:p text:style-name="P94"><text:span text:style-name="Source_20_Text">xmlrpc-c/*</text:span>: Implements XML-RPC server capabilities. </text:p>
                </text:list-item>
                <text:list-item>
                  <text:p text:style-name="P94">Application-specific headers (<text:span text:style-name="Source_20_Text">mwfw2.h</text:span>, <text:span text:style-name="Source_20_Text">vpadDefs.h</text:span>, etc.) for custom framework functionality. </text:p>
                </text:list-item>
              </text:list>
            </text:list-item>
            <text:list-item>
              <text:p text:style-name="P94">Defines meaningful lookup arrays for request (<text:span text:style-name="Source_20_Text">vpad_req_names</text:span>) and data types (<text:span text:style-name="Source_20_Text">vpad_type_names</text:span>) that are used in XML-RPC parameter handling. </text:p>
            </text:list-item>
          </text:list>
        </text:list-item>
        <text:list-item>
          <text:h text:style-name="P23" text:outline-level="4"><text:bookmark-start text:name="__RefHeading___Toc2173_1518828540"/><text:span text:style-name="Strong_20_Emphasis">Class </text:span><text:span text:style-name="Strong_20_Emphasis"><text:span text:style-name="Source_20_Text">diagnoseMethod</text:span></text:span><text:bookmark-end text:name="__RefHeading___Toc2173_1518828540"/></text:h>
          <text:p text:style-name="P93">This class is a custom XML-RPC method designed to handle specific client requests. It implements and extends the functionality of the <text:span text:style-name="Source_20_Text">xmlrpc_c::method</text:span> class.</text:p>
          <text:list>
            <text:list-item>
              <text:p text:style-name="P93"><text:span text:style-name="Strong_20_Emphasis">Purpose</text:span>: Executes different operations based on the client's request.</text:p>
            </text:list-item>
            <text:list-item>
              <text:p text:style-name="P93"><text:span text:style-name="Strong_20_Emphasis">Signature</text:span>: <text:span text:style-name="Source_20_Text">"s:iiisiss"</text:span></text:p>
              <text:list>
                <text:list-item>
                  <text:p text:style-name="P94">Denotes the method returns a <text:span text:style-name="Source_20_Text">string</text:span> and takes seven parameters: integers, strings, etc. </text:p>
                </text:list-item>
              </text:list>
            </text:list-item>
            <text:list-item>
              <text:p text:style-name="P93"><text:span text:style-name="Strong_20_Emphasis">Implementation</text:span>:</text:p>
              <text:list>
                <text:list-item>
                  <text:p text:style-name="P94">Parameters are extracted from the <text:span text:style-name="Source_20_Text">xmlrpc_c::paramList</text:span> using helper methods (<text:span text:style-name="Source_20_Text">getInt</text:span>, <text:span text:style-name="Source_20_Text">getString</text:span>). </text:p>
                </text:list-item>
                <text:list-item>
                  <text:p text:style-name="P94">Logs the request payload in a formatted string using <text:span text:style-name="Source_20_Text">gpSysLog</text:span>. </text:p>
                </text:list-item>
                <text:list-item>
                  <text:p text:style-name="P94">Handles various XML-RPC request types based on <text:span text:style-name="Source_20_Text">iParm1</text:span> (first parameter): </text:p>
                  <text:list>
                    <text:list-item>
                      <text:p text:style-name="P94"><text:span text:style-name="Source_20_Text">VPAD_REQ_VERSION</text:span>: Verifies an authentication token (<text:span text:style-name="Source_20_Text">ssAuth</text:span>) and returns the software version. </text:p>
                    </text:list-item>
                    <text:list-item>
                      <text:p text:style-name="P94"><text:span text:style-name="Source_20_Text">VPAD_REQ_AUTH</text:span>: Verifies a password (pre-shared key, <text:span text:style-name="Source_20_Text">VPA_RPC_PSK</text:span>) and returns an identifier (<text:span text:style-name="Source_20_Text">szRpcUuid</text:span>). </text:p>
                    </text:list-item>
                    <text:list-item>
                      <text:p text:style-name="P94"><text:span text:style-name="Source_20_Text">VPAD_REQ_PARMS</text:span>: Logs and returns the diagnostics payload. </text:p>
                    </text:list-item>
                    <text:list-item>
                      <text:p text:style-name="P93"><text:span text:style-name="Source_20_Text">VPAD_REQ_TERM</text:span>: Terminates the server by calling <text:span text:style-name="Source_20_Text">exit(EXIT_SUCCESS)</text:span>. </text:p>
                    </text:list-item>
                  </text:list>
                </text:list-item>
              </text:list>
              <text:p text:style-name="P93"><text:span text:style-name="Strong_20_Emphasis">Security Measures</text:span>:</text:p>
              <text:list text:continue-numbering="true">
                <text:list-item>
                  <text:p text:style-name="P94"><text:soft-page-break/>To prevent brute-force or DDoS attacks, a deliberate time delay (<text:span text:style-name="Source_20_Text">sleep(10)</text:span>) is added in case of invalid parameters. </text:p>
                </text:list-item>
              </text:list>
            </text:list-item>
          </text:list>
        </text:list-item>
        <text:list-item>
          <text:h text:style-name="P23" text:outline-level="4"><text:bookmark-start text:name="__RefHeading___Toc2175_1518828540"/><text:span text:style-name="Strong_20_Emphasis">Main Function (</text:span><text:span text:style-name="Strong_20_Emphasis"><text:span text:style-name="Source_20_Text">main</text:span></text:span><text:span text:style-name="Strong_20_Emphasis">)</text:span><text:bookmark-end text:name="__RefHeading___Toc2175_1518828540"/></text:h>
          <text:p text:style-name="P93">This is the entry point of the <text:span text:style-name="Source_20_Text">vpad</text:span> application. It initializes necessary subsystems, forks into parent and child processes, and handles distinct operations in each process:</text:p>
          <text:list>
            <text:list-item>
              <text:p text:style-name="P93"><text:span text:style-name="Strong_20_Emphasis">Parent Process:</text:span></text:p>
              <text:list>
                <text:list-item>
                  <text:p text:style-name="P94">Initializes runtime states, including logging. </text:p>
                </text:list-item>
                <text:list-item>
                  <text:p text:style-name="P94">Interacts with shared memory for process metadata (<text:span text:style-name="Source_20_Text">PID</text:span>, uptime). </text:p>
                </text:list-item>
                <text:list-item>
                  <text:p text:style-name="P94">Executes an infinite loop to maintain the server's state until it is terminated. </text:p>
                </text:list-item>
              </text:list>
            </text:list-item>
            <text:list-item>
              <text:p text:style-name="P93"><text:span text:style-name="Strong_20_Emphasis">Child Process:</text:span></text:p>
              <text:list>
                <text:list-item>
                  <text:p text:style-name="P94">Initializes and starts the XML-RPC server. </text:p>
                </text:list-item>
                <text:list-item>
                  <text:p text:style-name="P94">Registers the <text:span text:style-name="Source_20_Text">diagnoseMethod</text:span> as an XML-RPC method bound to the server. </text:p>
                </text:list-item>
                <text:list-item>
                  <text:p text:style-name="P93">Listens for and handles HTTP/XML-RPC requests on port <text:span text:style-name="Source_20_Text">5164</text:span>. </text:p>
                </text:list-item>
              </text:list>
              <text:p text:style-name="P93">This design separates the runtime state management (handled by the parent) from the XML-RPC communication (handled by the child).</text:p>
            </text:list-item>
          </text:list>
        </text:list-item>
        <text:list-item>
          <text:h text:style-name="P23" text:outline-level="4"><text:bookmark-start text:name="__RefHeading___Toc2177_1518828540"/><text:span text:style-name="Strong_20_Emphasis">Logging</text:span><text:bookmark-end text:name="__RefHeading___Toc2177_1518828540"/></text:h>
          <text:list>
            <text:list-item>
              <text:p text:style-name="P94">Logging is done using a <text:span text:style-name="Source_20_Text">CLog</text:span> object (<text:span text:style-name="Source_20_Text">gpLog</text:span>) and a global logging mechanism (<text:span text:style-name="Source_20_Text">gpSysLog</text:span>). </text:p>
            </text:list-item>
            <text:list-item>
              <text:p text:style-name="P93">Logs critical information such as process details, time stamps, and incoming request payloads for auditing. </text:p>
            </text:list-item>
          </text:list>
        </text:list-item>
      </text:list>
      <text:p text:style-name="Horizontal_20_Line"/>
      <text:p text:style-name="Horizontal_20_Line"/>
      <text:h text:style-name="Heading_20_3" text:outline-level="3"><text:bookmark-start text:name="__RefHeading___Toc2179_1518828540"/><text:span text:style-name="Strong_20_Emphasis">Features of the Application</text:span><text:bookmark-end text:name="__RefHeading___Toc2179_1518828540"/></text:h>
      <text:list text:style-name="L41">
        <text:list-item>
          <text:p text:style-name="P95"><text:span text:style-name="Strong_20_Emphasis">XML-RPC Integration</text:span>:</text:p>
          <text:list>
            <text:list-item>
              <text:p text:style-name="P96">The program uses the <text:span text:style-name="Source_20_Text">xmlrpc-c</text:span> library to create an RPC server. </text:p>
            </text:list-item>
            <text:list-item>
              <text:p text:style-name="P96">Implements <text:span text:style-name="Source_20_Text">diagnoseMethod</text:span>, a custom XML-RPC method allowing interaction from an external client. </text:p>
            </text:list-item>
          </text:list>
        </text:list-item>
        <text:list-item>
          <text:p text:style-name="P95"><text:span text:style-name="Strong_20_Emphasis">Process Forking</text:span>:</text:p>
          <text:list>
            <text:list-item>
              <text:p text:style-name="P96">The program forks into parent and child processes. This separation ensures robust runtime management and dedicated handling of network communication. </text:p>
            </text:list-item>
          </text:list>
        </text:list-item>
        <text:list-item>
          <text:p text:style-name="P95"><text:span text:style-name="Strong_20_Emphasis">Shared Memory Communication</text:span>:</text:p>
          <text:list>
            <text:list-item>
              <text:p text:style-name="P96">The application uses shared memory (presumably implemented within <text:span text:style-name="Source_20_Text">mwfw2.h</text:span>) for storing runtime metadata: </text:p>
              <text:list>
                <text:list-item>
                  <text:p text:style-name="P96">Parent/child process IDs. </text:p>
                </text:list-item>
                <text:list-item>
                  <text:p text:style-name="P96">Software version (<text:span text:style-name="Source_20_Text">RVERSION_STRING_LONG</text:span>). </text:p>
                </text:list-item>
                <text:list-item>
                  <text:p text:style-name="P96">Pre-shared keys, etc. </text:p>
                </text:list-item>
              </text:list>
            </text:list-item>
          </text:list>
        </text:list-item>
        <text:list-item>
          <text:p text:style-name="P95"><text:span text:style-name="Strong_20_Emphasis">Security Measures</text:span>:</text:p>
          <text:list>
            <text:list-item>
              <text:p text:style-name="P96"><text:soft-page-break/>Implements checks for authentication (<text:span text:style-name="Source_20_Text">ssAuth</text:span>) using predefined tokens stored in shared memory (<text:span text:style-name="Source_20_Text">szRpcUuid</text:span> and <text:span text:style-name="Source_20_Text">VPA_RPC_PSK</text:span>). </text:p>
            </text:list-item>
            <text:list-item>
              <text:p text:style-name="P96">Enforces delays (<text:span text:style-name="Source_20_Text">sleep(10)</text:span>) to mitigate brute-force or attack attempts. </text:p>
            </text:list-item>
          </text:list>
        </text:list-item>
        <text:list-item>
          <text:p text:style-name="P95"><text:span text:style-name="Strong_20_Emphasis">Diagnostics and Termination</text:span>:</text:p>
          <text:list>
            <text:list-item>
              <text:p text:style-name="P96">Provides different diagnostics options (<text:span text:style-name="Source_20_Text">VPAD_REQ_VERSION</text:span>, <text:span text:style-name="Source_20_Text">VPAD_REQ_PARMS</text:span>) for debugging. </text:p>
            </text:list-item>
            <text:list-item>
              <text:p text:style-name="P95">Allows safe termination of the server via <text:span text:style-name="Source_20_Text">VPAD_REQ_TERM</text:span>. </text:p>
            </text:list-item>
          </text:list>
        </text:list-item>
      </text:list>
      <text:p text:style-name="Horizontal_20_Line"/>
      <text:p text:style-name="Horizontal_20_Line"/>
      <text:h text:style-name="Heading_20_3" text:outline-level="3"><text:bookmark-start text:name="__RefHeading___Toc2181_1518828540"/><text:span text:style-name="Strong_20_Emphasis">Control Flow</text:span><text:bookmark-end text:name="__RefHeading___Toc2181_1518828540"/></text:h>
      <text:list text:style-name="L42">
        <text:list-item>
          <text:p text:style-name="P97">When the <text:span text:style-name="Source_20_Text">main</text:span> function is called:</text:p>
          <text:list>
            <text:list-item>
              <text:p text:style-name="P98">The program initializes subsystems (logging, shared memory). </text:p>
            </text:list-item>
            <text:list-item>
              <text:p text:style-name="P98">Forks the process into parent and child. </text:p>
            </text:list-item>
          </text:list>
        </text:list-item>
        <text:list-item>
          <text:p text:style-name="P97">The child process starts the XML-RPC server and listens for requests from clients.</text:p>
        </text:list-item>
        <text:list-item>
          <text:p text:style-name="P97">A client request triggers the <text:span text:style-name="Source_20_Text">diagnoseMethod::execute</text:span> function:</text:p>
          <text:list>
            <text:list-item>
              <text:p text:style-name="P98">It evaluates the request type (<text:span text:style-name="Source_20_Text">iParm1</text:span>) and responds accordingly. </text:p>
            </text:list-item>
            <text:list-item>
              <text:p text:style-name="P98">Uses request parameters (e.g., integers, strings like <text:span text:style-name="Source_20_Text">ssAuth</text:span>) for decision-making. </text:p>
            </text:list-item>
            <text:list-item>
              <text:p text:style-name="P98">Logs the request and possible errors for debugging and auditing. </text:p>
            </text:list-item>
          </text:list>
        </text:list-item>
        <text:list-item>
          <text:p text:style-name="P97">If the request is <text:span text:style-name="Source_20_Text">VPAD_REQ_TERM</text:span>, the program shuts down cleanly.</text:p>
        </text:list-item>
      </text:list>
      <text:p text:style-name="Horizontal_20_Line"/>
      <text:p text:style-name="Horizontal_20_Line"/>
      <text:h text:style-name="Heading_20_3" text:outline-level="3"><text:bookmark-start text:name="__RefHeading___Toc2183_1518828540"/><text:span text:style-name="Strong_20_Emphasis">Summary</text:span><text:bookmark-end text:name="__RefHeading___Toc2183_1518828540"/></text:h>
      <text:p text:style-name="Text_20_body">This code defines and manages an XML-RPC server (<text:span text:style-name="Source_20_Text">vpad</text:span>) with diagnostic, authentication, logging, and shutdown functionalities. Its design emphasizes modularity (clear separation of parent and child responsibilities) and security (authentication, brute-force mitigation).</text:p>
      <text:p text:style-name="Text_20_body"><text:span text:style-name="Source_20_Tex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0T20:30:55.336976834</meta:creation-date>
    <dc:date>2025-03-13T20:51:52.070904852</dc:date>
    <meta:editing-duration>PT7H17M57S</meta:editing-duration>
    <meta:editing-cycles>5</meta:editing-cycles>
    <meta:generator>LibreOffice/7.4.7.2$Linux_X86_64 LibreOffice_project/40$Build-2</meta:generator>
    <meta:document-statistic meta:table-count="0" meta:image-count="0" meta:object-count="0" meta:page-count="26" meta:paragraph-count="509" meta:word-count="4745" meta:character-count="33317" meta:non-whitespace-character-count="29022"/>
  </office:meta>
</office:document-meta>
</file>